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e7ecec"/>
    </style:style>
    <style:style style:name="gr2" style:family="graphic" style:parent-style-name="standard">
      <style:graphic-properties svg:stroke-width="0.001cm" svg:stroke-color="#6c8f93" draw:fill="none" draw:fill-color="#ffffff" fo:padding-top="-0.049cm" fo:padding-bottom="-0.049cm" fo:padding-left="-0.049cm" fo:padding-right="-0.049cm"/>
    </style:style>
    <style:style style:name="gr3" style:family="graphic" style:parent-style-name="standard">
      <style:graphic-properties svg:stroke-width="0.002cm" svg:stroke-color="#cf0e30" draw:fill="none" draw:fill-color="#ffffff" fo:padding-top="-0.049cm" fo:padding-bottom="-0.049cm" fo:padding-left="-0.049cm" fo:padding-right="-0.049cm"/>
    </style:style>
    <style:style style:name="gr4" style:family="graphic" style:parent-style-name="standard">
      <style:graphic-properties draw:stroke="none" svg:stroke-width="0.002cm" draw:fill-color="#c9c9b6"/>
    </style:style>
    <style:style style:name="gr5" style:family="graphic" style:parent-style-name="standard">
      <style:graphic-properties svg:stroke-width="0.001cm" svg:stroke-color="#494936" draw:fill="none" draw:fill-color="#ffffff" fo:padding-top="-0.049cm" fo:padding-bottom="-0.049cm" fo:padding-left="-0.049cm" fo:padding-right="-0.049cm"/>
    </style:style>
    <style:style style:name="gr6" style:family="graphic" style:parent-style-name="standard">
      <style:graphic-properties draw:stroke="none" svg:stroke-width="0.001cm" draw:fill-color="#b7b79d"/>
    </style:style>
    <style:style style:name="gr7" style:family="graphic" style:parent-style-name="standard">
      <style:graphic-properties draw:stroke="none" svg:stroke-width="0.001cm" draw:fill-color="#7a7a5a"/>
    </style:style>
    <style:style style:name="gr8" style:family="graphic" style:parent-style-name="standard">
      <style:graphic-properties draw:stroke="none" svg:stroke-width="0.001cm" draw:fill-color="#000000"/>
    </style:style>
    <style:style style:name="gr9" style:family="graphic" style:parent-style-name="standard">
      <style:graphic-properties svg:stroke-width="0.001cm" svg:stroke-color="#000000" draw:fill="none" draw:fill-color="#ffffff" fo:padding-top="-0.049cm" fo:padding-bottom="-0.049cm" fo:padding-left="-0.049cm" fo:padding-right="-0.049cm"/>
    </style:style>
    <style:style style:name="gr10" style:family="graphic" style:parent-style-name="standard">
      <style:graphic-properties draw:stroke="none" svg:stroke-width="0.001cm" draw:fill-color="#c9c9b6"/>
    </style:style>
    <style:style style:name="gr11" style:family="graphic" style:parent-style-name="standard">
      <style:graphic-properties draw:stroke="none" svg:stroke-width="0.001cm" draw:fill-color="#ffffff"/>
    </style:style>
  </office:automatic-styles>
  <office:body>
    <office:drawing>
      <draw:page draw:name="page1" draw:style-name="dp1" draw:master-page-name="Default">
        <draw:g>
          <draw:glue-point draw:id="4" svg:x="-0.194cm" svg:y="-5cm"/>
          <draw:glue-point draw:id="5" svg:x="1.329cm" svg:y="-5cm"/>
          <draw:glue-point draw:id="6" svg:x="0.568cm" svg:y="-5cm"/>
          <draw:glue-point draw:id="7" svg:x="-0.317cm" svg:y="5cm"/>
          <draw:glue-point draw:id="8" svg:x="1.392cm" svg:y="5cm"/>
          <draw:glue-point draw:id="9" svg:x="0.538cm" svg:y="5cm"/>
          <draw:glue-point draw:id="10" svg:x="-5cm" svg:y="-0.376cm"/>
          <draw:glue-point draw:id="11" svg:x="-5cm" svg:y="0.848cm"/>
          <draw:glue-point draw:id="12" svg:x="5cm" svg:y="-0.576cm"/>
          <draw:glue-point draw:id="13" svg:x="5cm" svg:y="0.432cm"/>
          <draw:glue-point draw:id="14" svg:x="0.371cm" svg:y="0.861cm"/>
          <draw:polygon draw:style-name="gr1" draw:layer="layout" svg:width="1.451cm" svg:height="0.82cm" svg:x="1.136cm" svg:y="0.008cm" svg:viewBox="0 0 1452 821" draw:points="1452,410 1451,389 1447,369 1443,348 1436,327 1428,307 1418,287 1406,268 1393,248 1377,229 1360,211 1342,193 1321,175 1300,159 1276,142 1252,127 1226,113 1199,98 1170,85 1140,73 1109,62 1078,51 1045,41 1012,33 977,25 943,18 908,12 872,8 835,4 799,2 762,0 726,0 688,0 652,2 616,4 579,8 543,12 508,18 473,25 439,33 406,41 373,51 342,62 311,73 281,85 252,98 225,113 199,127 175,142 151,159 130,175 110,193 91,211 74,229 58,248 45,268 33,287 23,307 15,327 8,348 3,369 0,389 0,410 0,431 3,451 8,472 15,493 23,513 33,533 45,552 58,572 74,591 91,609 110,627 130,645 151,661 175,677 199,693 225,707 252,722 281,735 311,747 342,758 373,769 406,779 439,787 473,795 508,802 543,807 579,812 616,816 652,818 688,820 726,821 762,820 799,818 835,816 872,812 908,807 943,802 977,795 1012,787 1045,779 1078,769 1109,758 1140,747 1170,735 1199,722 1226,707 1252,693 1276,677 1300,661 1321,645 1342,627 1360,609 1377,591 1393,572 1406,552 1418,533 1428,513 1436,493 1443,472 1447,451 1451,431">
            <text:p/>
          </draw:polygon>
          <draw:polygon draw:style-name="gr1" draw:layer="layout" svg:width="1.112cm" svg:height="0.821cm" svg:x="0.338cm" svg:y="0.223cm" svg:viewBox="0 0 1113 822" draw:points="1113,411 1112,390 1110,369 1106,348 1101,328 1095,308 1087,288 1078,268 1067,249 1056,230 1043,211 1028,193 1013,176 996,159 978,143 960,128 939,113 918,99 896,86 874,73 851,62 826,51 801,42 775,33 749,26 722,19 696,13 668,8 640,5 613,2 584,0 556,0 528,0 500,2 472,5 444,8 416,13 390,19 363,26 336,33 311,42 286,51 261,62 238,73 215,86 194,99 173,113 153,128 134,143 116,159 99,176 84,193 69,211 57,230 45,249 34,268 25,288 17,308 11,328 6,348 3,369 0,390 0,411 0,431 3,452 6,473 11,493 17,514 25,534 34,553 45,573 57,591 69,610 84,628 99,645 116,662 134,678 153,694 173,708 194,722 215,736 238,748 261,759 286,770 311,780 336,788 363,796 390,803 416,808 444,813 472,817 500,819 528,821 556,822 584,821 613,819 640,817 668,813 696,808 722,803 749,796 775,788 801,780 826,770 851,759 874,748 896,736 918,722 939,708 960,694 978,678 996,662 1013,645 1028,628 1043,610 1056,591 1067,573 1078,553 1087,534 1095,514 1101,493 1106,473 1110,452 1112,431">
            <text:p/>
          </draw:polygon>
          <draw:polygon draw:style-name="gr1" draw:layer="layout" svg:width="0.749cm" svg:height="0.669cm" svg:x="0cm" svg:y="0.717cm" svg:viewBox="0 0 750 670" draw:points="750,335 749,318 748,301 745,284 741,267 737,251 732,234 726,218 719,202 711,187 702,172 693,157 682,143 671,129 659,116 646,104 633,92 618,81 604,70 589,60 572,50 556,42 540,34 522,27 505,20 487,15 468,10 450,6 431,4 413,2 393,0 375,0 356,0 336,2 318,4 299,6 280,10 262,15 244,20 227,27 209,34 192,42 176,50 160,60 145,70 130,81 116,92 102,104 90,116 78,129 67,143 56,157 46,172 38,187 30,202 23,218 17,234 11,251 7,267 4,284 1,301 0,318 0,335 0,352 1,369 4,385 7,402 11,418 17,435 23,451 30,467 38,482 46,497 56,512 67,526 78,540 90,553 102,565 116,578 130,589 145,599 160,610 176,619 192,628 209,635 227,642 244,649 262,654 280,659 299,663 318,666 336,668 356,669 375,670 393,669 413,668 431,666 450,663 468,659 487,654 505,649 522,642 540,635 556,628 572,619 589,610 604,599 618,589 633,578 646,565 659,553 671,540 682,526 693,512 702,497 711,482 719,467 726,451 732,435 737,418 741,402 745,385 748,369 749,352">
            <text:p/>
          </draw:polygon>
          <draw:polygon draw:style-name="gr1" draw:layer="layout" svg:width="1.128cm" svg:height="0.725cm" svg:x="0.225cm" svg:y="1.012cm" svg:viewBox="0 0 1129 726" draw:points="1129,363 1128,344 1126,326 1122,308 1117,289 1111,272 1102,254 1094,236 1083,219 1071,203 1057,187 1043,171 1027,155 1010,140 992,126 973,113 953,99 932,87 910,76 887,65 863,54 838,45 813,37 786,29 760,22 733,16 706,11 678,7 650,4 621,2 593,0 564,0 536,0 507,2 479,4 450,7 423,11 395,16 368,22 342,29 316,37 290,45 266,54 242,65 219,76 196,87 175,99 155,113 136,126 118,140 101,155 85,171 71,187 57,203 45,219 35,236 26,254 17,272 11,289 6,308 3,326 0,344 0,363 0,381 3,399 6,417 11,436 17,454 26,471 35,489 45,506 57,522 71,539 85,555 101,570 118,585 136,599 155,613 175,626 196,638 219,649 242,660 266,671 290,680 316,688 342,696 368,703 395,709 423,714 450,718 479,721 507,724 536,725 564,726 593,725 621,724 650,721 678,718 706,714 733,709 760,703 786,696 813,688 838,680 863,671 887,660 910,649 932,638 953,626 973,613 992,599 1010,585 1027,570 1043,555 1057,539 1071,522 1083,506 1094,489 1102,471 1111,454 1117,436 1122,417 1126,399 1128,381">
            <text:p/>
          </draw:polygon>
          <draw:polygon draw:style-name="gr1" draw:layer="layout" svg:width="1.684cm" svg:height="0.86cm" svg:x="1.023cm" svg:y="1.131cm" svg:viewBox="0 0 1685 861" draw:points="1685,430 1684,408 1680,386 1675,365 1668,343 1658,322 1646,301 1632,281 1616,260 1599,240 1579,221 1557,202 1534,184 1508,167 1482,150 1453,133 1423,118 1391,103 1358,90 1323,77 1288,65 1251,54 1213,43 1175,34 1135,26 1095,19 1053,13 1012,8 970,4 927,2 885,0 842,0 799,0 757,2 715,4 672,8 631,13 590,19 550,26 510,34 471,43 434,54 397,65 361,77 326,90 294,103 262,118 232,133 203,150 176,167 151,184 127,202 106,221 86,240 68,260 52,281 38,301 27,322 17,343 9,365 4,386 1,408 0,430 1,452 4,474 9,495 17,517 27,538 38,559 52,579 68,600 86,619 106,639 127,658 151,676 176,693 203,710 232,726 262,742 294,757 326,770 361,783 397,795 434,806 471,817 510,826 550,834 590,841 631,847 672,852 715,855 757,858 799,860 842,861 885,860 927,858 970,855 1012,852 1053,847 1095,841 1135,834 1175,826 1213,817 1251,806 1288,795 1323,783 1358,770 1391,757 1423,742 1453,726 1482,710 1508,693 1534,676 1557,658 1579,639 1599,619 1616,600 1632,579 1646,559 1658,538 1668,517 1675,495 1680,474 1684,452">
            <text:p/>
          </draw:polygon>
          <draw:polygon draw:style-name="gr1" draw:layer="layout" svg:width="1.08cm" svg:height="0.646cm" svg:x="2.095cm" svg:y="0.246cm" svg:viewBox="0 0 1081 647" draw:points="1081,323 1080,307 1078,290 1075,274 1070,258 1063,242 1056,226 1047,211 1037,195 1026,181 1013,166 999,152 984,138 968,125 950,112 932,100 912,89 892,78 871,67 849,58 826,48 802,40 778,33 753,26 728,20 702,14 675,10 649,6 622,3 595,1 567,0 540,0 513,0 486,1 458,3 431,6 404,10 378,14 352,20 327,26 302,33 278,40 254,48 231,58 209,67 188,78 168,89 148,100 130,112 113,125 97,138 81,152 67,166 55,181 43,195 33,211 24,226 17,242 10,258 6,274 2,290 0,307 0,323 0,339 2,356 6,372 10,388 17,404 24,420 33,435 43,451 55,466 67,480 81,494 97,508 113,521 130,534 148,546 168,557 188,569 209,579 231,588 254,598 278,606 302,613 327,620 352,626 378,632 404,636 431,640 458,643 486,645 513,646 540,647 567,646 595,645 622,643 649,640 675,636 702,632 728,626 753,620 778,613 802,606 826,598 849,588 871,579 892,569 912,557 932,546 950,534 968,521 984,508 999,494 1013,480 1026,466 1037,451 1047,435 1056,420 1063,404 1070,388 1075,372 1078,356 1080,339">
            <text:p/>
          </draw:polygon>
          <draw:polygon draw:style-name="gr1" draw:layer="layout" svg:width="1.071cm" svg:height="0.645cm" svg:x="2.257cm" svg:y="0.661cm" svg:viewBox="0 0 1072 646" draw:points="1072,323 1071,306 1069,290 1066,274 1061,258 1055,242 1047,226 1038,210 1028,195 1017,180 1004,166 990,152 976,138 960,125 942,112 924,100 905,89 885,77 864,67 842,57 819,48 796,40 772,32 747,26 722,20 696,14 670,10 643,6 616,3 590,1 563,0 535,0 508,0 481,1 454,3 428,6 401,10 375,14 349,20 324,26 300,32 275,40 252,48 229,57 208,67 186,77 166,89 147,100 129,112 112,125 96,138 81,152 67,166 54,180 43,195 33,210 24,226 16,242 10,258 5,274 2,290 0,306 0,323 0,339 2,355 5,371 10,388 16,403 24,419 33,435 43,450 54,465 67,479 81,493 96,507 112,520 129,533 147,545 166,557 186,568 208,578 229,588 252,597 275,605 300,613 324,619 349,626 375,631 401,635 428,639 454,642 481,644 508,645 535,646 563,645 590,644 616,642 643,639 670,635 696,631 722,626 747,619 772,613 796,605 819,597 842,588 864,578 885,568 905,557 924,545 942,533 960,520 976,507 990,493 1004,479 1017,465 1028,450 1038,435 1047,419 1055,403 1061,388 1066,371 1069,355 1071,339">
            <text:p/>
          </draw:polygon>
          <draw:polygon draw:style-name="gr1" draw:layer="layout" svg:width="1.064cm" svg:height="1.06cm" svg:x="2.16cm" svg:y="0.797cm" svg:viewBox="0 0 1065 1061" draw:points="1065,530 1064,503 1062,476 1059,450 1054,423 1048,397 1040,371 1032,346 1021,321 1010,297 998,273 984,249 969,227 953,205 936,185 918,165 899,146 879,127 858,111 837,95 814,80 791,66 767,54 742,43 717,33 692,24 665,17 639,10 613,6 586,2 559,0 532,0 505,0 478,2 452,6 425,10 399,17 373,24 347,33 322,43 298,54 274,66 251,80 228,95 206,111 185,127 166,146 146,165 128,185 111,205 95,227 80,249 67,273 54,297 43,321 33,346 24,371 17,397 10,423 6,450 3,476 1,503 0,530 1,557 3,584 6,610 10,637 17,663 24,689 33,714 43,739 54,763 67,787 80,811 95,833 111,855 128,876 146,895 166,914 185,933 206,949 228,965 251,980 274,994 298,1006 322,1017 347,1028 373,1036 399,1043 425,1050 452,1054 478,1058 505,1060 532,1061 559,1060 586,1058 613,1054 639,1050 665,1043 692,1036 717,1028 742,1017 767,1006 791,994 814,980 837,965 858,949 879,933 899,914 918,895 936,876 953,855 969,833 984,811 998,787 1010,763 1021,739 1032,714 1040,689 1048,663 1054,637 1059,610 1062,584 1064,557">
            <text:p/>
          </draw:polygon>
          <draw:polygon draw:style-name="gr1" draw:layer="layout" svg:width="2.16cm" svg:height="1.06cm" svg:x="0.604cm" svg:y="0.478cm" svg:viewBox="0 0 2161 1061" draw:points="2161,530 2159,503 2155,476 2148,450 2138,423 2126,397 2111,371 2093,346 2073,321 2050,296 2024,272 1997,249 1966,227 1934,205 1900,184 1863,164 1824,145 1784,127 1741,110 1697,94 1652,80 1604,66 1556,54 1506,42 1455,32 1404,24 1351,16 1297,10 1243,6 1189,2 1135,0 1080,0 1025,0 971,2 917,6 863,10 809,16 756,24 705,32 654,42 604,54 556,66 508,80 463,94 419,110 376,127 336,145 297,164 260,184 226,205 194,227 163,249 135,272 110,296 87,321 67,346 49,371 34,397 22,423 12,450 5,476 1,503 0,530 1,557 5,584 12,610 22,637 34,663 49,689 67,714 87,739 110,764 135,788 163,811 194,833 226,855 260,876 297,896 336,914 376,933 419,950 463,965 508,980 556,994 604,1006 654,1017 705,1028 756,1036 809,1043 863,1050 917,1054 971,1058 1025,1060 1080,1061 1135,1060 1189,1058 1243,1054 1297,1050 1351,1043 1404,1036 1455,1028 1506,1017 1556,1006 1604,994 1652,980 1697,965 1741,950 1784,933 1824,914 1863,896 1900,876 1934,855 1966,833 1997,811 2024,788 2050,764 2073,739 2093,714 2111,689 2126,663 2138,637 2148,610 2155,584 2159,557">
            <text:p/>
          </draw:polygon>
          <draw:polygon draw:style-name="gr1" draw:layer="layout" svg:width="1.435cm" svg:height="0.414cm" svg:x="1.149cm" svg:y="0cm" svg:viewBox="0 0 1436 415" draw:points="720,415 1436,323 1427,303 1416,283 1403,263 1388,243 1373,225 1355,206 1335,188 1314,171 1292,154 1268,138 1242,123 1216,108 1187,95 1159,82 1128,70 1097,58 1064,48 1031,39 997,30 962,23 927,16 891,11 855,6 819,3 781,1 745,0 707,0 670,0 633,2 597,5 561,9 524,15 489,21 454,28 419,36 386,45 354,55 322,66 291,78 262,90 233,104 206,118 180,133 156,149 133,166 112,183 92,201 73,219 56,237 41,257 28,276 17,296 7,316 0,337">
            <text:p/>
          </draw:polygon>
          <draw:polyline draw:style-name="gr2" draw:layer="layout" svg:width="1.435cm" svg:height="0.336cm" svg:x="1.149cm" svg:y="0cm" svg:viewBox="0 0 1436 337" draw:points="1436,322 1427,302 1416,282 1403,262 1388,243 1372,224 1354,206 1334,188 1314,171 1291,154 1267,138 1242,123 1215,108 1187,94 1158,81 1128,70 1096,58 1064,48 1031,39 997,30 962,23 927,16 891,11 855,6 819,3 781,1 745,0 707,0 670,0 633,2 597,5 561,9 525,15 489,21 454,28 420,36 387,45 354,55 322,66 291,78 262,90 234,104 207,118 180,133 156,149 133,165 112,182 92,200 74,218 56,237 42,256 28,276 17,296 8,316 0,337">
            <text:p/>
          </draw:polyline>
          <draw:polygon draw:style-name="gr1" draw:layer="layout" svg:width="0.92cm" svg:height="0.481cm" svg:x="0.338cm" svg:y="0.215cm" svg:viewBox="0 0 921 482" draw:points="560,415 921,96 899,83 875,71 851,60 827,49 802,39 776,31 749,24 722,17 695,11 667,7 639,3 610,1 582,0 554,0 526,0 497,2 469,5 441,9 414,14 387,20 360,27 334,35 308,44 283,54 258,65 235,77 212,89 191,103 170,117 150,132 131,147 113,164 97,181 81,199 67,217 54,235 43,255 32,275 24,294 16,314 10,335 5,356 2,377 0,398 0,419 1,440 3,461 7,482">
            <text:p/>
          </draw:polygon>
          <draw:polyline draw:style-name="gr2" draw:layer="layout" svg:width="0.918cm" svg:height="0.502cm" svg:x="0.338cm" svg:y="0.215cm" svg:viewBox="0 0 919 503" draw:points="919,96 896,83 873,70 849,59 825,49 799,39 774,31 747,23 720,17 693,11 665,7 637,3 609,1 580,0 552,0 524,0 495,2 467,5 440,9 412,14 385,20 359,27 332,35 307,45 281,55 257,65 234,77 211,90 190,103 169,117 149,132 130,148 113,165 96,182 80,199 67,218 54,236 42,256 32,275 24,295 16,315 10,336 5,356 2,377 0,399 0,420 1,440 4,461 7,482 26,503">
            <text:p/>
          </draw:polyline>
          <draw:polygon draw:style-name="gr1" draw:layer="layout" svg:width="0.959cm" svg:height="0.385cm" svg:x="0.218cm" svg:y="1.359cm" svg:viewBox="0 0 960 386" draw:points="580,10 0,0 0,18 0,37 3,56 8,74 13,93 20,111 29,129 39,147 50,164 63,181 77,198 92,214 108,230 126,245 145,259 165,273 186,286 207,298 230,310 254,321 279,331 304,341 330,349 357,357 384,364 412,369 440,374 469,378 498,381 527,384 556,385 585,386 614,385 643,383 672,381 701,377 729,373 757,368 785,361 812,354 838,346 864,337 889,328 914,317 937,306 960,294">
            <text:p/>
          </draw:polygon>
          <draw:polyline draw:style-name="gr2" draw:layer="layout" svg:width="0.958cm" svg:height="0.385cm" svg:x="0.217cm" svg:y="1.359cm" svg:viewBox="0 0 959 386" draw:points="0,0 0,18 1,37 4,56 8,74 14,93 21,111 29,129 40,146 51,164 63,181 77,197 92,214 109,229 126,244 145,258 165,272 186,286 208,298 230,310 254,321 279,331 304,340 330,349 356,357 384,364 411,369 440,374 468,378 497,381 525,384 555,385 584,386 613,385 642,383 671,381 700,378 728,373 756,368 784,361 811,355 837,347 863,338 888,328 912,318 936,307 959,295">
            <text:p/>
          </draw:polyline>
          <draw:polygon draw:style-name="gr1" draw:layer="layout" svg:width="0.716cm" svg:height="0.428cm" svg:x="2.467cm" svg:y="0.239cm" svg:viewBox="0 0 717 429" draw:points="176,323 687,429 695,413 702,397 708,381 712,364 715,348 717,332 717,315 715,299 712,283 708,266 703,250 696,234 688,219 678,203 667,188 655,173 642,159 627,145 612,132 595,118 577,106 558,94 538,83 517,72 496,62 473,53 449,44 426,36 401,29 376,22 350,17 324,12 298,8 271,4 243,2 216,0 189,0 161,0 133,0 106,2 79,5 52,8 26,12 0,17">
            <text:p/>
          </draw:polygon>
          <draw:polyline draw:style-name="gr2" draw:layer="layout" svg:width="0.715cm" svg:height="0.483cm" svg:x="2.469cm" svg:y="0.239cm" svg:viewBox="0 0 716 484" draw:points="638,484 685,429 694,413 701,397 707,381 711,365 713,349 715,332 716,316 714,299 711,283 707,267 702,251 694,235 687,219 677,203 666,189 654,174 641,159 627,145 611,132 595,119 577,107 558,95 538,83 517,72 495,62 473,53 450,44 426,37 401,29 376,22 351,17 324,12 298,8 271,4 244,2 216,0 189,0 161,0 134,0 107,2 79,4 52,8 26,12 0,17">
            <text:p/>
          </draw:polyline>
          <draw:polygon draw:style-name="gr1" draw:layer="layout" svg:width="0.62cm" svg:height="0.335cm" svg:x="2.716cm" svg:y="0.786cm" svg:viewBox="0 0 621 336" draw:points="0,202 575,336 586,318 596,300 604,282 611,264 616,246 619,227 621,209 621,190 618,172 615,153 610,135 602,117 594,99 584,82 571,64 558,47 542,31 526,15 508,0">
            <text:p/>
          </draw:polygon>
          <draw:polyline draw:style-name="gr2" draw:layer="layout" svg:width="0.231cm" svg:height="0.466cm" svg:x="3.106cm" svg:y="0.722cm" svg:viewBox="0 0 232 467" draw:points="111,467 184,400 196,382 206,365 214,347 221,328 227,310 230,291 232,273 231,254 229,235 225,217 220,199 213,180 204,162 193,145 181,127 167,110 152,94 134,78 116,63 0,0">
            <text:p/>
          </draw:polyline>
          <draw:polygon draw:style-name="gr1" draw:layer="layout" svg:width="0.729cm" svg:height="0.683cm" svg:x="2.511cm" svg:y="1.189cm" svg:viewBox="0 0 730 684" draw:points="181,149 0,654 26,662 53,669 81,675 108,679 136,682 164,683 192,684 220,682 247,679 275,676 303,670 330,663 357,655 383,646 408,635 433,623 458,610 482,596 505,580 527,564 548,546 569,527 588,508 606,487 623,466 639,443 654,420 667,396 679,372 690,347 700,321 708,295 716,269 721,242 725,215 728,188 730,161 730,134 728,107 725,79 721,52 714,26 707,0">
            <text:p/>
          </draw:polygon>
          <draw:polyline draw:style-name="gr2" draw:layer="layout" svg:width="0.727cm" svg:height="0.684cm" svg:x="2.512cm" svg:y="1.188cm" svg:viewBox="0 0 728 685" draw:points="0,655 26,663 53,670 80,676 108,680 136,683 163,684 192,685 219,683 247,680 275,676 303,671 329,664 356,656 382,646 408,636 433,624 457,611 481,596 504,581 526,564 547,546 567,527 587,508 605,487 622,465 638,443 652,420 666,396 678,372 689,346 699,321 707,295 714,269 719,242 724,215 726,188 728,161 728,133 726,106 723,79 719,52 712,26 705,0">
            <text:p/>
          </draw:polyline>
          <draw:polygon draw:style-name="gr1" draw:layer="layout" svg:width="0.394cm" svg:height="0.646cm" svg:x="0cm" svg:y="0.71cm" svg:viewBox="0 0 395 647" draw:points="395,341 367,0 347,1 327,4 307,7 288,11 268,17 250,23 231,29 213,37 195,45 178,55 162,65 146,75 130,87 116,99 102,111 89,124 76,138 65,153 54,167 45,183 36,198 28,214 20,231 15,247 9,264 5,281 2,299 0,316 0,334 0,351 0,369 3,386 6,403 10,420 15,437 21,454 28,470 37,486 46,502 55,517 66,532 78,546 90,560 103,573 117,585 132,598 148,609 163,619 180,629 197,638 215,647">
            <text:p/>
          </draw:polygon>
          <draw:polyline draw:style-name="gr2" draw:layer="layout" svg:width="0.367cm" svg:height="0.647cm" svg:x="0cm" svg:y="0.71cm" svg:viewBox="0 0 368 648" draw:points="368,0 348,1 328,3 309,7 290,11 271,16 252,22 234,28 216,36 199,44 181,53 165,63 149,73 134,84 120,96 105,108 92,120 80,134 68,148 57,162 48,177 39,192 31,208 23,224 17,240 11,257 7,273 3,291 1,308 0,325 0,342 0,359 1,376 4,393 7,410 12,426 17,443 23,459 31,475 39,491 48,506 58,521 68,535 80,550 93,563 106,575 120,588 134,600 150,610 165,621 182,630 199,639 216,648">
            <text:p/>
          </draw:polyline>
          <draw:polygon draw:style-name="gr1" draw:layer="layout" svg:width="1.605cm" svg:height="0.398cm" svg:x="1.036cm" svg:y="1.602cm" svg:viewBox="0 0 1606 399" draw:points="822,0 0,39 5,59 12,79 21,98 32,118 46,137 61,155 78,174 97,192 118,209 141,225 165,242 192,257 219,272 248,287 279,300 311,313 345,325 379,336 414,347 451,356 489,365 528,372 567,379 606,385 647,389 688,393 729,396 770,398 812,399 854,398 895,397 937,394 978,392 1018,387 1058,382 1098,376 1137,368 1175,360 1212,351 1248,342 1283,331 1317,319 1350,306 1381,293 1411,279 1440,265 1466,249 1492,233 1515,217 1537,200 1557,182 1575,164 1591,146 1606,127">
            <text:p/>
          </draw:polygon>
          <draw:polyline draw:style-name="gr2" draw:layer="layout" svg:width="1.604cm" svg:height="0.359cm" svg:x="1.036cm" svg:y="1.641cm" svg:viewBox="0 0 1605 360" draw:points="0,0 5,20 12,40 21,59 32,78 46,97 61,116 78,135 97,152 118,169 141,187 165,203 191,218 219,233 248,248 279,261 310,274 344,286 378,297 414,308 451,317 488,326 527,333 566,340 606,346 646,351 687,354 728,357 769,359 811,360 852,359 894,358 935,356 976,353 1016,348 1057,343 1096,337 1135,330 1173,321 1211,313 1247,303 1282,292 1316,280 1348,268 1379,255 1410,241 1438,226 1464,211 1490,195 1513,178 1535,161 1555,144 1574,126 1590,107 1605,88">
            <text:p/>
          </draw:polyline>
          <draw:polyline draw:style-name="gr3" draw:layer="layout" svg:width="1.459cm" svg:height="0.725cm" svg:x="1.007cm" svg:y="0.621cm" svg:viewBox="0 0 1460 726" draw:points="177,0 1460,0 726,726 0,8">
            <text:p/>
          </draw:polyline>
          <draw:polygon draw:style-name="gr4" draw:layer="layout" svg:width="0.58cm" svg:height="0.072cm" svg:x="2.297cm" svg:y="0.765cm" svg:viewBox="0 0 581 73" draw:points="0,73 72,0 581,0 516,73">
            <text:p/>
          </draw:polygon>
          <draw:polygon draw:style-name="gr5" draw:layer="layout" svg:width="0.58cm" svg:height="0.072cm" svg:x="2.297cm" svg:y="0.765cm" svg:viewBox="0 0 581 73" draw:points="0,73 72,0 581,0 516,73">
            <text:p/>
          </draw:polygon>
          <draw:polygon draw:style-name="gr6" draw:layer="layout" svg:width="0.515cm" svg:height="0.088cm" svg:x="2.297cm" svg:y="0.837cm" svg:viewBox="0 0 516 89" draw:points="0,0 516,0 516,89 0,89">
            <text:p/>
          </draw:polygon>
          <draw:polygon draw:style-name="gr5" draw:layer="layout" svg:width="0.515cm" svg:height="0.088cm" svg:x="2.297cm" svg:y="0.837cm" svg:viewBox="0 0 516 89" draw:points="0,0 516,0 516,89 0,89">
            <text:p/>
          </draw:polygon>
          <draw:polygon draw:style-name="gr7" draw:layer="layout" svg:width="0.064cm" svg:height="0.159cm" svg:x="2.812cm" svg:y="0.765cm" svg:viewBox="0 0 65 160" draw:points="0,160 65,95 65,0 0,71">
            <text:p/>
          </draw:polygon>
          <draw:polygon draw:style-name="gr5" draw:layer="layout" svg:width="0.064cm" svg:height="0.159cm" svg:x="2.812cm" svg:y="0.765cm" svg:viewBox="0 0 65 160" draw:points="0,160 65,95 65,0 0,71">
            <text:p/>
          </draw:polygon>
          <draw:polygon draw:style-name="gr8" draw:layer="layout" svg:width="0.556cm" svg:height="0.056cm" svg:x="2.313cm" svg:y="0.765cm" svg:viewBox="0 0 557 57" draw:points="0,57 56,0 557,0 508,57">
            <text:p/>
          </draw:polygon>
          <draw:polygon draw:style-name="gr9" draw:layer="layout" svg:width="0.556cm" svg:height="0.056cm" svg:x="2.313cm" svg:y="0.765cm" svg:viewBox="0 0 557 57" draw:points="0,57 56,0 557,0 508,57">
            <text:p/>
          </draw:polygon>
          <draw:polygon draw:style-name="gr10" draw:layer="layout" svg:width="0.564cm" svg:height="0.056cm" svg:x="2.305cm" svg:y="0.358cm" svg:viewBox="0 0 565 57" draw:points="0,57 48,0 565,0 508,57">
            <text:p/>
          </draw:polygon>
          <draw:polygon draw:style-name="gr5" draw:layer="layout" svg:width="0.564cm" svg:height="0.056cm" svg:x="2.305cm" svg:y="0.358cm" svg:viewBox="0 0 565 57" draw:points="0,57 48,0 565,0 508,57">
            <text:p/>
          </draw:polygon>
          <draw:polygon draw:style-name="gr6" draw:layer="layout" svg:width="0.516cm" svg:height="0.398cm" svg:x="2.305cm" svg:y="0.414cm" svg:viewBox="0 0 517 399" draw:points="0,0 517,0 517,399 0,399">
            <text:p/>
          </draw:polygon>
          <draw:polygon draw:style-name="gr5" draw:layer="layout" svg:width="0.515cm" svg:height="0.398cm" svg:x="2.305cm" svg:y="0.414cm" svg:viewBox="0 0 516 399" draw:points="0,0 516,0 516,399 0,399">
            <text:p/>
          </draw:polygon>
          <draw:polygon draw:style-name="gr11" draw:layer="layout" svg:width="0.427cm" svg:height="0.311cm" svg:x="2.346cm" svg:y="0.462cm" svg:viewBox="0 0 428 312" draw:points="0,0 428,0 428,312 0,312">
            <text:p/>
          </draw:polygon>
          <draw:polygon draw:style-name="gr5" draw:layer="layout" svg:width="0.427cm" svg:height="0.311cm" svg:x="2.346cm" svg:y="0.462cm" svg:viewBox="0 0 428 312" draw:points="0,0 428,0 428,312 0,312">
            <text:p/>
          </draw:polygon>
          <draw:polygon draw:style-name="gr7" draw:layer="layout" svg:width="0.057cm" svg:height="0.446cm" svg:x="2.812cm" svg:y="0.358cm" svg:viewBox="0 0 58 447" draw:points="0,447 58,399 58,0 0,56">
            <text:p/>
          </draw:polygon>
          <draw:polygon draw:style-name="gr5" draw:layer="layout" svg:width="0.057cm" svg:height="0.446cm" svg:x="2.812cm" svg:y="0.358cm" svg:viewBox="0 0 58 447" draw:points="0,447 58,399 58,0 0,56">
            <text:p/>
          </draw:polygon>
          <draw:polygon draw:style-name="gr10" draw:layer="layout" svg:width="0.637cm" svg:height="0.096cm" svg:x="2.2cm" svg:y="0.908cm" svg:viewBox="0 0 638 97" draw:points="0,97 81,0 638,0 556,97">
            <text:p/>
          </draw:polygon>
          <draw:polygon draw:style-name="gr5" draw:layer="layout" svg:width="0.637cm" svg:height="0.096cm" svg:x="2.2cm" svg:y="0.908cm" svg:viewBox="0 0 638 97" draw:points="0,97 81,0 638,0 556,97">
            <text:p/>
          </draw:polygon>
          <draw:polygon draw:style-name="gr7" draw:layer="layout" svg:width="0.081cm" svg:height="0.12cm" svg:x="2.756cm" svg:y="0.908cm" svg:viewBox="0 0 82 121" draw:points="0,121 82,40 82,0 0,104">
            <text:p/>
          </draw:polygon>
          <draw:polygon draw:style-name="gr5" draw:layer="layout" svg:width="0.081cm" svg:height="0.12cm" svg:x="2.756cm" svg:y="0.908cm" svg:viewBox="0 0 82 121" draw:points="0,121 82,40 82,0 0,104">
            <text:p/>
          </draw:polygon>
          <draw:polygon draw:style-name="gr6" draw:layer="layout" svg:width="0.556cm" svg:height="0.024cm" svg:x="2.2cm" svg:y="1.004cm" svg:viewBox="0 0 557 25" draw:points="0,0 557,0 557,25 0,25">
            <text:p/>
          </draw:polygon>
          <draw:polygon draw:style-name="gr5" draw:layer="layout" svg:width="0.556cm" svg:height="0.024cm" svg:x="2.2cm" svg:y="1.004cm" svg:viewBox="0 0 557 25" draw:points="0,0 557,0 557,25 0,25">
            <text:p/>
          </draw:polygon>
          <draw:polygon draw:style-name="gr1" draw:layer="layout" svg:width="0.161cm" svg:height="0.095cm" svg:x="2.507cm" svg:y="0.51cm" svg:viewBox="0 0 162 96" draw:points="162,48 162,45 161,43 161,40 160,38 159,36 158,33 156,31 155,29 153,26 151,24 149,22 147,20 145,18 142,16 139,15 136,13 133,11 130,9 127,8 123,7 120,6 116,4 112,3 109,2 105,2 101,1 96,0 93,0 89,0 85,0 81,0 76,0 73,0 68,0 64,0 60,1 56,2 52,2 49,3 45,4 41,6 38,7 34,8 31,9 27,11 25,13 22,15 19,16 16,18 14,20 12,22 9,24 7,26 6,29 4,31 3,33 2,36 1,38 0,40 0,43 0,45 0,48 0,50 0,52 0,55 1,57 2,60 3,62 4,64 6,66 7,69 9,71 12,73 14,75 16,77 19,79 22,81 25,82 27,84 31,86 34,87 38,88 41,89 45,91 49,92 52,93 56,93 60,94 64,95 68,95 73,95 76,96 81,96 85,96 89,95 93,95 96,95 101,94 105,93 109,93 112,92 116,91 120,89 123,88 127,87 130,86 133,84 136,82 139,81 142,79 145,77 147,75 149,73 151,71 153,69 155,66 156,64 158,62 159,60 160,57 161,55 161,52 162,50">
            <text:p/>
          </draw:polygon>
          <draw:polygon draw:style-name="gr1" draw:layer="layout" svg:width="0.121cm" svg:height="0.095cm" svg:x="2.418cm" svg:y="0.534cm" svg:viewBox="0 0 122 96" draw:points="122,48 122,45 121,43 120,40 120,38 120,35 119,33 117,31 117,29 115,26 114,24 112,22 110,20 109,18 107,16 105,14 102,13 100,11 98,9 95,8 93,7 90,6 87,4 84,3 82,2 79,2 76,1 73,0 69,0 67,0 63,0 60,0 58,0 54,0 51,0 48,0 45,1 42,2 39,2 36,3 33,4 31,6 28,7 25,8 23,9 21,11 18,13 16,14 14,16 12,18 11,20 9,22 7,24 6,26 5,29 4,31 2,33 2,35 0,38 0,40 0,43 0,45 0,48 0,50 0,52 0,55 0,57 2,59 2,62 4,64 5,66 6,69 7,71 9,73 11,75 12,77 14,79 16,80 18,82 21,84 23,85 25,87 28,88 31,89 33,91 36,92 39,93 42,93 45,94 48,95 51,95 54,95 58,96 60,96 63,96 67,95 69,95 73,95 76,94 79,93 82,93 84,92 87,91 90,89 93,88 95,87 98,85 100,84 102,82 105,80 107,79 109,77 110,75 112,73 114,71 115,69 117,66 117,64 119,62 120,59 120,57 120,55 121,52 122,50">
            <text:p/>
          </draw:polygon>
          <draw:polygon draw:style-name="gr1" draw:layer="layout" svg:width="0.081cm" svg:height="0.071cm" svg:x="2.377cm" svg:y="0.59cm" svg:viewBox="0 0 82 72" draw:points="82,36 82,34 81,32 81,30 81,28 80,26 80,25 79,23 78,21 77,20 76,18 75,16 74,15 73,13 72,12 70,11 69,9 67,8 65,7 64,6 62,5 60,4 59,3 57,2 55,2 53,1 51,1 49,0 47,0 45,0 43,0 41,0 39,0 36,0 34,0 32,0 30,1 28,1 26,2 25,2 23,3 21,4 19,5 17,6 16,7 14,8 12,9 11,11 10,12 8,13 7,15 6,16 4,18 4,20 3,21 2,23 1,25 1,26 1,28 0,30 0,32 0,34 0,36 0,37 0,39 0,41 1,43 1,45 1,46 2,48 3,50 4,51 4,53 6,55 7,56 8,58 10,59 11,60 12,62 14,63 16,64 17,65 19,66 21,67 23,68 25,69 26,69 28,70 30,70 32,71 34,71 36,71 39,72 41,72 43,72 45,71 47,71 49,71 51,70 53,70 55,69 57,69 59,68 60,67 62,66 64,65 65,64 67,63 69,62 70,60 72,59 73,58 74,56 75,55 76,53 77,51 78,50 79,48 80,46 80,45 81,43 81,41 81,39 82,37">
            <text:p/>
          </draw:polygon>
          <draw:polygon draw:style-name="gr1" draw:layer="layout" svg:width="0.128cm" svg:height="0.08cm" svg:x="2.402cm" svg:y="0.621cm" svg:viewBox="0 0 129 81" draw:points="129,40 129,38 129,36 128,34 127,32 127,30 125,28 124,26 123,24 122,22 120,20 119,19 117,17 115,15 113,14 110,12 108,11 106,9 103,8 101,7 98,6 95,5 92,4 90,3 86,2 83,2 80,1 77,0 74,0 70,0 67,0 64,0 61,0 58,0 54,0 51,0 48,1 45,2 42,2 39,3 36,4 33,5 30,6 27,7 25,8 22,9 20,11 18,12 15,14 13,15 11,17 9,19 8,20 6,22 5,24 4,26 3,28 1,30 1,32 0,34 0,36 0,38 0,40 0,42 0,44 0,46 1,48 1,50 3,52 4,54 5,56 6,58 8,59 9,61 11,63 13,65 15,66 18,68 20,69 22,71 25,72 27,73 30,74 33,75 36,76 39,77 42,78 45,78 48,79 51,80 54,80 58,80 61,81 64,81 67,81 70,80 74,80 77,80 80,79 83,78 86,78 90,77 92,76 95,75 98,74 101,73 103,72 106,71 108,69 110,68 113,66 115,65 117,63 119,61 120,59 122,58 123,56 124,54 125,52 127,50 127,48 128,46 129,44 129,42">
            <text:p/>
          </draw:polygon>
          <draw:polygon draw:style-name="gr1" draw:layer="layout" svg:width="0.193cm" svg:height="0.095cm" svg:x="2.49cm" svg:y="0.637cm" svg:viewBox="0 0 194 96" draw:points="194,48 194,45 193,43 192,40 192,38 190,36 189,33 188,31 186,29 184,27 181,25 179,22 176,20 173,18 170,16 167,15 163,13 160,11 156,10 152,8 148,7 144,6 139,4 135,4 130,2 126,2 121,1 116,0 112,0 107,0 102,0 97,0 92,0 87,0 82,0 77,0 72,1 68,2 63,2 59,4 54,4 50,6 45,7 41,8 37,10 34,11 30,13 26,15 23,16 20,18 17,20 14,22 12,25 10,27 8,29 6,31 4,33 3,36 2,38 1,40 0,43 0,45 0,48 0,50 0,52 1,55 2,57 3,60 4,62 6,64 8,66 10,69 12,71 14,73 17,75 20,77 23,79 26,81 30,82 34,84 37,86 41,87 45,88 50,89 54,91 59,92 63,93 68,93 72,94 77,95 82,95 87,96 92,96 97,96 102,96 107,96 112,95 116,95 121,94 126,93 130,93 135,92 139,91 144,89 148,88 152,87 156,86 160,84 163,82 167,81 170,79 173,77 176,75 179,73 181,71 184,69 186,66 188,64 189,62 190,60 192,57 192,55 193,52 194,50">
            <text:p/>
          </draw:polygon>
          <draw:polygon draw:style-name="gr1" draw:layer="layout" svg:width="0.121cm" svg:height="0.071cm" svg:x="2.611cm" svg:y="0.534cm" svg:viewBox="0 0 122 72" draw:points="122,35 122,34 121,32 121,30 120,28 120,26 119,25 118,23 116,21 115,20 114,18 112,16 110,15 109,13 107,12 105,11 102,9 100,8 98,7 96,6 93,5 90,4 87,3 85,2 82,2 79,1 76,1 73,0 70,0 67,0 63,0 60,0 58,0 54,0 51,0 48,0 45,1 42,1 39,2 36,2 34,3 31,4 28,5 25,6 23,7 21,8 19,9 16,11 14,12 12,13 11,15 9,16 7,18 6,20 5,21 3,23 2,25 1,26 1,28 0,30 0,32 0,34 0,35 0,37 0,39 0,41 1,43 1,45 2,46 3,48 5,50 6,51 7,53 9,55 11,56 12,58 14,59 16,60 19,62 21,63 23,64 25,65 28,66 31,67 34,68 36,69 39,69 42,70 45,70 48,71 51,71 54,71 58,72 60,72 63,72 67,71 70,71 73,71 76,70 79,70 82,69 85,69 87,68 90,67 93,66 96,65 98,64 100,63 102,62 105,60 107,59 109,58 110,56 112,55 114,53 115,51 116,50 118,48 119,46 120,45 120,43 121,41 121,39 122,37">
            <text:p/>
          </draw:polygon>
          <draw:polygon draw:style-name="gr1" draw:layer="layout" svg:width="0.121cm" svg:height="0.071cm" svg:x="2.628cm" svg:y="0.582cm" svg:viewBox="0 0 122 72" draw:points="122,35 122,34 121,32 120,30 120,28 119,26 118,25 117,23 116,21 115,20 114,18 112,16 110,15 109,13 107,12 105,11 102,9 100,8 98,7 95,6 93,5 90,4 87,3 84,2 82,2 79,1 76,1 72,0 69,0 67,0 63,0 60,0 58,0 54,0 51,0 48,0 45,1 42,1 39,2 36,2 34,3 31,4 28,5 25,6 23,7 21,8 18,9 16,11 14,12 12,13 11,15 9,16 7,18 5,20 4,21 3,23 2,25 1,26 1,28 0,30 0,32 0,34 0,35 0,37 0,39 0,41 1,43 1,45 2,46 3,48 4,50 5,51 7,53 9,55 11,56 12,58 14,59 16,60 18,62 21,63 23,64 25,65 28,66 31,67 34,68 36,69 39,69 42,70 45,70 48,71 51,71 54,71 58,72 60,72 63,72 67,71 69,71 72,71 76,70 79,70 82,69 84,69 87,68 90,67 93,66 95,65 98,64 100,63 102,62 105,60 107,59 109,58 110,56 112,55 114,53 115,51 116,50 117,48 118,46 119,45 120,43 120,41 121,39 122,37">
            <text:p/>
          </draw:polygon>
          <draw:polygon draw:style-name="gr1" draw:layer="layout" svg:width="0.12cm" svg:height="0.119cm" svg:x="2.619cm" svg:y="0.598cm" svg:viewBox="0 0 121 120" draw:points="121,59 121,56 121,53 120,50 120,47 119,44 118,41 117,38 116,36 115,33 113,30 112,28 110,25 108,22 106,20 104,18 102,16 99,14 97,12 95,10 92,9 90,7 87,6 84,4 81,3 78,2 75,1 73,1 69,0 66,0 63,0 60,0 57,0 54,0 51,0 48,1 45,1 42,2 39,3 36,4 33,6 31,7 28,9 26,10 23,12 21,14 19,16 16,18 14,20 12,22 11,25 8,28 7,30 6,33 4,36 4,38 2,41 1,44 1,47 0,50 0,53 0,56 0,59 0,62 0,65 0,68 1,72 1,74 2,77 4,80 4,83 6,86 7,88 8,91 11,94 12,96 14,99 16,101 19,103 21,105 23,107 26,109 28,110 31,112 33,113 36,115 39,116 42,117 45,117 48,118 51,119 54,119 57,120 60,120 63,120 66,119 69,119 73,118 75,117 78,117 81,116 84,115 87,113 90,112 92,110 95,109 97,107 99,105 102,103 104,101 106,99 108,96 110,94 112,91 113,88 115,86 116,83 117,80 118,77 119,74 120,72 120,68 121,65 121,62">
            <text:p/>
          </draw:polygon>
          <draw:polygon draw:style-name="gr1" draw:layer="layout" svg:width="0.242cm" svg:height="0.119cm" svg:x="2.442cm" svg:y="0.565cm" svg:viewBox="0 0 243 120" draw:points="243,60 243,57 242,54 241,51 240,47 239,45 237,42 235,39 233,36 230,33 227,31 224,28 221,25 217,23 213,20 209,18 205,16 200,14 195,12 190,10 186,9 180,7 175,6 169,4 163,3 157,2 152,2 146,1 139,0 134,0 128,0 121,0 115,0 109,0 103,0 97,1 90,2 85,2 79,3 74,4 68,6 62,7 57,9 52,10 47,12 42,14 38,16 33,18 29,20 25,23 22,25 18,28 15,31 12,33 10,36 7,39 5,42 4,45 2,47 1,51 1,54 0,57 0,60 0,63 1,66 1,69 2,72 4,74 5,78 7,81 10,83 12,86 15,89 18,91 22,94 25,97 29,99 33,101 38,103 42,105 47,107 52,109 57,110 62,112 68,113 74,115 79,116 85,117 90,118 97,118 103,119 109,120 115,120 121,120 128,120 134,120 139,119 146,118 152,118 157,117 163,116 169,115 175,113 180,112 186,110 190,109 195,107 200,105 205,103 209,101 213,99 217,97 221,94 224,91 227,89 230,86 233,83 235,81 237,78 239,74 240,72 241,69 242,66 243,63">
            <text:p/>
          </draw:polygon>
          <draw:polygon draw:style-name="gr1" draw:layer="layout" svg:width="0.157cm" svg:height="0.047cm" svg:x="2.508cm" svg:y="0.51cm" svg:viewBox="0 0 158 48" draw:points="79,48 158,37 156,34 155,32 154,30 152,27 151,25 149,23 146,21 144,19 141,17 139,15 136,14 133,12 130,10 127,9 123,7 120,6 116,5 113,4 109,3 105,2 101,1 98,1 94,0 89,0 85,0 82,0 77,0 73,0 69,0 65,0 61,1 57,1 54,2 49,3 46,4 42,4 38,6 35,7 32,8 29,10 25,12 22,13 20,15 16,17 14,19 12,21 9,22 7,25 6,26 4,29 3,31 2,33 0,36 0,38">
            <text:p/>
          </draw:polygon>
          <draw:polyline draw:style-name="gr2" draw:layer="layout" svg:width="0.157cm" svg:height="0.038cm" svg:x="2.508cm" svg:y="0.51cm" svg:viewBox="0 0 158 39" draw:points="158,37 156,35 155,32 154,30 152,28 151,25 148,23 146,21 143,19 141,17 139,15 136,14 133,12 130,10 127,9 123,7 120,6 116,5 112,4 109,3 105,2 101,1 98,1 94,0 89,0 85,0 81,0 77,0 73,0 69,0 65,0 61,1 57,1 54,2 50,3 46,4 42,5 38,6 36,7 32,8 29,10 25,12 22,13 20,15 17,17 14,18 12,21 10,23 8,25 6,27 4,29 3,31 2,34 0,36 0,39">
            <text:p/>
          </draw:polyline>
          <draw:polygon draw:style-name="gr1" draw:layer="layout" svg:width="0.097cm" svg:height="0.056cm" svg:x="2.418cm" svg:y="0.534cm" svg:viewBox="0 0 98 57" draw:points="60,48 98,10 95,8 93,7 90,5 87,5 84,3 81,2 78,2 76,1 73,0 69,0 66,0 63,0 60,0 57,0 54,0 51,0 47,1 45,1 42,2 38,3 36,4 33,5 30,6 28,7 25,8 23,10 20,11 18,13 16,15 14,17 12,19 10,21 8,23 7,25 5,27 4,30 3,32 2,34 1,37 1,39 0,42 0,44 0,46 0,49 0,52 0,54 0,57">
            <text:p/>
          </draw:polygon>
          <draw:polyline draw:style-name="gr2" draw:layer="layout" svg:width="0.097cm" svg:height="0.056cm" svg:x="2.418cm" svg:y="0.534cm" svg:viewBox="0 0 98 57" draw:points="98,10 94,8 92,7 89,6 86,5 84,3 81,3 78,2 75,1 72,0 69,0 66,0 63,0 60,0 56,0 53,0 50,0 47,1 44,1 41,2 38,3 36,4 33,5 30,6 27,7 25,8 22,10 20,11 18,13 16,15 14,17 12,19 10,21 8,23 6,25 5,28 4,30 3,32 2,34 1,37 0,39 0,42 0,44 0,46 0,49 0,52 0,54 0,57">
            <text:p/>
          </draw:polyline>
          <draw:polygon draw:style-name="gr1" draw:layer="layout" svg:width="0.107cm" svg:height="0.041cm" svg:x="2.402cm" svg:y="0.66cm" svg:viewBox="0 0 108 42" draw:points="65,1 0,0 0,2 0,4 0,5 1,7 1,10 2,12 3,14 4,16 5,18 7,19 8,21 10,23 12,25 14,26 16,28 18,29 21,31 23,32 26,33 28,35 31,36 34,37 37,38 40,39 43,39 46,40 49,40 52,41 56,41 59,41 63,42 65,42 69,42 72,41 76,41 79,41 82,40 85,39 88,39 91,38 94,37 97,36 100,35 103,34 105,32 108,31">
            <text:p/>
          </draw:polygon>
          <draw:polyline draw:style-name="gr2" draw:layer="layout" svg:width="0.107cm" svg:height="0.041cm" svg:x="2.402cm" svg:y="0.66cm" svg:viewBox="0 0 108 42" draw:points="0,0 0,2 0,3 0,5 1,8 1,10 2,12 3,14 4,15 5,17 7,19 9,21 10,23 12,25 14,26 16,28 18,29 21,31 23,32 25,33 28,35 31,36 34,37 37,38 40,39 43,39 47,40 49,40 52,41 56,41 60,42 62,42 65,42 69,42 72,41 76,41 78,41 82,40 85,39 88,39 91,38 94,37 97,36 100,35 103,34 105,32 108,31">
            <text:p/>
          </draw:polyline>
          <draw:polygon draw:style-name="gr1" draw:layer="layout" svg:width="0.081cm" svg:height="0.047cm" svg:x="2.651cm" svg:y="0.534cm" svg:viewBox="0 0 82 48" draw:points="20,36 78,48 79,46 80,44 80,42 81,40 81,38 82,37 82,35 81,33 81,31 80,29 80,27 79,26 78,24 77,22 76,21 74,19 73,17 71,16 69,14 67,13 65,11 63,10 61,9 58,7 56,6 54,5 51,4 48,4 45,3 43,2 40,1 37,1 34,0 31,0 27,0 24,0 21,0 18,0 15,0 12,0 9,0 6,0 3,1 0,2">
            <text:p/>
          </draw:polygon>
          <draw:polyline draw:style-name="gr2" draw:layer="layout" svg:width="0.081cm" svg:height="0.047cm" svg:x="2.652cm" svg:y="0.534cm" svg:viewBox="0 0 82 48" draw:points="78,48 79,46 80,44 80,42 81,40 81,39 82,37 82,35 81,33 81,31 80,29 80,28 79,26 78,24 77,22 76,21 74,19 73,17 71,16 69,14 67,13 66,11 63,10 62,9 58,7 56,7 54,5 51,4 48,4 45,3 43,2 39,1 37,1 34,0 30,0 27,0 24,0 21,0 18,0 15,0 12,0 9,0 6,0 3,1 0,2">
            <text:p/>
          </draw:polyline>
          <draw:polygon draw:style-name="gr1" draw:layer="layout" svg:width="0.064cm" svg:height="0.04cm" svg:x="2.684cm" svg:y="0.597cm" svg:viewBox="0 0 65 41" draw:points="0,24 59,41 60,38 62,36 62,34 63,32 64,30 64,28 65,26 65,24 64,21 64,19 64,17 63,15 62,13 61,11 60,9 58,7 57,5 55,3 53,1 51,0">
            <text:p/>
          </draw:polygon>
          <draw:polyline draw:style-name="gr2" draw:layer="layout" svg:width="0.014cm" svg:height="0.041cm" svg:x="2.734cm" svg:y="0.597cm" svg:viewBox="0 0 15 42" draw:points="8,42 10,40 11,38 11,36 13,33 13,31 14,29 15,27 15,25 15,23 14,21 14,19 13,16 13,15 11,13 10,11 9,9 7,7 5,5 4,3 1,1 0,0">
            <text:p/>
          </draw:polyline>
          <draw:polygon draw:style-name="gr1" draw:layer="layout" svg:width="0.08cm" svg:height="0.077cm" svg:x="2.66cm" svg:y="0.639cm" svg:viewBox="0 0 81 78" draw:points="20,17 0,74 2,75 5,76 9,77 11,77 14,77 18,78 21,78 24,77 27,77 31,77 33,76 36,75 39,74 42,73 46,72 48,70 51,69 53,67 56,66 58,64 61,62 63,60 66,57 68,55 69,53 71,50 73,47 74,44 75,42 77,39 78,36 79,33 80,30 80,27 81,24 81,21 81,18 81,15 81,12 80,9 80,5 79,2 78,0">
            <text:p/>
          </draw:polygon>
          <draw:polyline draw:style-name="gr2" draw:layer="layout" svg:width="0.08cm" svg:height="0.077cm" svg:x="2.66cm" svg:y="0.639cm" svg:viewBox="0 0 81 78" draw:points="0,74 3,75 5,76 9,77 12,77 14,77 18,78 21,78 24,77 27,77 31,77 33,76 36,75 40,74 42,73 46,72 48,71 51,69 54,67 56,66 58,64 61,62 63,60 66,57 68,55 69,52 71,50 73,47 74,44 75,42 77,39 77,36 79,33 80,30 80,27 81,24 81,21 81,18 81,15 81,12 80,9 80,5 79,2 78,0">
            <text:p/>
          </draw:polyline>
          <draw:polygon draw:style-name="gr1" draw:layer="layout" svg:width="0.04cm" svg:height="0.068cm" svg:x="2.378cm" svg:y="0.59cm" svg:viewBox="0 0 41 69" draw:points="41,36 37,0 35,0 33,0 32,0 30,1 28,1 25,2 24,3 22,3 20,4 18,5 17,6 15,7 13,9 12,10 10,11 9,12 8,14 6,15 5,17 4,18 4,20 2,22 2,23 1,25 0,27 0,29 0,31 0,33 0,34 0,36 0,38 0,40 0,41 0,43 0,45 1,47 2,49 2,50 4,52 4,53 6,55 6,57 8,58 9,59 10,61 12,62 13,63 15,65 17,66 18,67 20,68 22,69">
            <text:p/>
          </draw:polygon>
          <draw:polyline draw:style-name="gr2" draw:layer="layout" svg:width="0.037cm" svg:height="0.067cm" svg:x="2.378cm" svg:y="0.59cm" svg:viewBox="0 0 38 68" draw:points="38,0 36,0 34,0 32,0 30,1 28,1 26,2 24,2 22,3 20,4 19,5 17,6 15,7 13,9 12,9 10,11 9,12 8,14 6,15 5,17 4,18 4,20 2,21 2,23 1,25 0,27 0,28 0,30 0,32 0,34 0,35 0,37 0,39 0,41 0,43 0,44 1,46 2,48 2,50 4,51 5,53 6,54 7,56 8,57 9,59 10,60 12,61 13,63 15,64 17,65 19,66 20,67 22,68">
            <text:p/>
          </draw:polyline>
          <draw:polygon draw:style-name="gr1" draw:layer="layout" svg:width="0.179cm" svg:height="0.048cm" svg:x="2.491cm" svg:y="0.685cm" svg:viewBox="0 0 180 49" draw:points="91,0 0,5 0,8 0,10 2,12 3,15 4,17 7,19 9,21 11,24 13,26 16,28 18,30 22,32 25,34 28,35 32,37 35,38 39,40 43,41 47,43 51,44 56,45 60,46 65,46 69,47 74,48 79,48 83,48 88,49 93,49 97,49 102,48 107,48 111,47 116,47 120,46 125,45 129,44 134,43 138,42 142,41 146,39 149,38 153,36 157,35 160,33 163,31 166,29 169,27 171,25 173,23 176,21 178,19 180,16">
            <text:p/>
          </draw:polygon>
          <draw:polyline draw:style-name="gr2" draw:layer="layout" svg:width="0.179cm" svg:height="0.042cm" svg:x="2.491cm" svg:y="0.69cm" svg:viewBox="0 0 180 43" draw:points="0,0 0,2 1,5 2,7 4,9 5,12 7,14 9,16 11,18 13,20 16,22 19,24 22,26 25,28 28,30 32,31 36,33 40,34 44,35 48,37 52,38 56,39 61,40 65,40 70,41 74,42 79,42 84,42 88,43 93,43 97,43 102,42 106,42 111,41 116,41 120,40 125,39 129,38 133,37 138,36 142,35 146,34 149,32 153,31 156,29 160,27 162,25 166,23 169,21 171,19 173,17 176,15 177,13 180,11">
            <text:p/>
          </draw:polyline>
          <draw:polygon draw:style-name="gr10" draw:layer="layout" svg:width="0.58cm" svg:height="0.072cm" svg:x="1.426cm" svg:y="1.562cm" svg:viewBox="0 0 581 73" draw:points="0,73 72,0 581,0 516,73">
            <text:p/>
          </draw:polygon>
          <draw:polygon draw:style-name="gr5" draw:layer="layout" svg:width="0.58cm" svg:height="0.072cm" svg:x="1.426cm" svg:y="1.562cm" svg:viewBox="0 0 581 73" draw:points="0,73 72,0 581,0 516,73">
            <text:p/>
          </draw:polygon>
          <draw:polygon draw:style-name="gr6" draw:layer="layout" svg:width="0.516cm" svg:height="0.088cm" svg:x="1.426cm" svg:y="1.634cm" svg:viewBox="0 0 517 89" draw:points="0,0 517,0 517,89 0,89">
            <text:p/>
          </draw:polygon>
          <draw:polygon draw:style-name="gr5" draw:layer="layout" svg:width="0.516cm" svg:height="0.088cm" svg:x="1.426cm" svg:y="1.634cm" svg:viewBox="0 0 517 89" draw:points="0,0 517,0 517,89 0,89">
            <text:p/>
          </draw:polygon>
          <draw:polygon draw:style-name="gr7" draw:layer="layout" svg:width="0.064cm" svg:height="0.16cm" svg:x="1.943cm" svg:y="1.562cm" svg:viewBox="0 0 65 161" draw:points="0,161 65,96 65,0 0,72">
            <text:p/>
          </draw:polygon>
          <draw:polygon draw:style-name="gr5" draw:layer="layout" svg:width="0.064cm" svg:height="0.16cm" svg:x="1.943cm" svg:y="1.562cm" svg:viewBox="0 0 65 161" draw:points="0,161 65,96 65,0 0,72">
            <text:p/>
          </draw:polygon>
          <draw:polygon draw:style-name="gr8" draw:layer="layout" svg:width="0.556cm" svg:height="0.056cm" svg:x="1.443cm" svg:y="1.562cm" svg:viewBox="0 0 557 57" draw:points="0,57 56,0 557,0 508,57">
            <text:p/>
          </draw:polygon>
          <draw:polygon draw:style-name="gr9" draw:layer="layout" svg:width="0.556cm" svg:height="0.056cm" svg:x="1.443cm" svg:y="1.562cm" svg:viewBox="0 0 557 57" draw:points="0,57 56,0 557,0 508,57">
            <text:p/>
          </draw:polygon>
          <draw:polygon draw:style-name="gr10" draw:layer="layout" svg:width="0.564cm" svg:height="0.056cm" svg:x="1.435cm" svg:y="1.155cm" svg:viewBox="0 0 565 57" draw:points="0,57 48,0 565,0 508,57">
            <text:p/>
          </draw:polygon>
          <draw:polygon draw:style-name="gr5" draw:layer="layout" svg:width="0.564cm" svg:height="0.056cm" svg:x="1.435cm" svg:y="1.155cm" svg:viewBox="0 0 565 57" draw:points="0,57 48,0 565,0 508,57">
            <text:p/>
          </draw:polygon>
          <draw:polygon draw:style-name="gr6" draw:layer="layout" svg:width="0.516cm" svg:height="0.398cm" svg:x="1.435cm" svg:y="1.211cm" svg:viewBox="0 0 517 399" draw:points="0,0 517,0 517,399 0,399">
            <text:p/>
          </draw:polygon>
          <draw:polygon draw:style-name="gr5" draw:layer="layout" svg:width="0.516cm" svg:height="0.398cm" svg:x="1.435cm" svg:y="1.211cm" svg:viewBox="0 0 517 399" draw:points="0,0 517,0 517,399 0,399">
            <text:p/>
          </draw:polygon>
          <draw:polygon draw:style-name="gr11" draw:layer="layout" svg:width="0.427cm" svg:height="0.311cm" svg:x="1.475cm" svg:y="1.259cm" svg:viewBox="0 0 428 312" draw:points="0,0 428,0 428,312 0,312">
            <text:p/>
          </draw:polygon>
          <draw:polygon draw:style-name="gr5" draw:layer="layout" svg:width="0.427cm" svg:height="0.311cm" svg:x="1.475cm" svg:y="1.259cm" svg:viewBox="0 0 428 312" draw:points="0,0 428,0 428,312 0,312">
            <text:p/>
          </draw:polygon>
          <draw:polygon draw:style-name="gr7" draw:layer="layout" svg:width="0.056cm" svg:height="0.446cm" svg:x="1.943cm" svg:y="1.155cm" svg:viewBox="0 0 57 447" draw:points="0,447 57,398 57,0 0,55">
            <text:p/>
          </draw:polygon>
          <draw:polygon draw:style-name="gr5" draw:layer="layout" svg:width="0.056cm" svg:height="0.446cm" svg:x="1.943cm" svg:y="1.155cm" svg:viewBox="0 0 57 447" draw:points="0,447 57,398 57,0 0,55">
            <text:p/>
          </draw:polygon>
          <draw:polygon draw:style-name="gr10" draw:layer="layout" svg:width="0.637cm" svg:height="0.096cm" svg:x="1.33cm" svg:y="1.705cm" svg:viewBox="0 0 638 97" draw:points="0,97 80,0 638,0 556,97">
            <text:p/>
          </draw:polygon>
          <draw:polygon draw:style-name="gr5" draw:layer="layout" svg:width="0.637cm" svg:height="0.096cm" svg:x="1.33cm" svg:y="1.705cm" svg:viewBox="0 0 638 97" draw:points="0,97 80,0 638,0 556,97">
            <text:p/>
          </draw:polygon>
          <draw:polygon draw:style-name="gr7" draw:layer="layout" svg:width="0.081cm" svg:height="0.12cm" svg:x="1.886cm" svg:y="1.705cm" svg:viewBox="0 0 82 121" draw:points="0,121 82,40 82,0 0,104">
            <text:p/>
          </draw:polygon>
          <draw:polygon draw:style-name="gr5" draw:layer="layout" svg:width="0.081cm" svg:height="0.12cm" svg:x="1.886cm" svg:y="1.705cm" svg:viewBox="0 0 82 121" draw:points="0,121 82,40 82,0 0,104">
            <text:p/>
          </draw:polygon>
          <draw:polygon draw:style-name="gr6" draw:layer="layout" svg:width="0.556cm" svg:height="0.024cm" svg:x="1.33cm" svg:y="1.801cm" svg:viewBox="0 0 557 25" draw:points="0,0 557,0 557,25 0,25">
            <text:p/>
          </draw:polygon>
          <draw:polygon draw:style-name="gr5" draw:layer="layout" svg:width="0.556cm" svg:height="0.024cm" svg:x="1.33cm" svg:y="1.801cm" svg:viewBox="0 0 557 25" draw:points="0,0 557,0 557,25 0,25">
            <text:p/>
          </draw:polygon>
          <draw:polygon draw:style-name="gr1" draw:layer="layout" svg:width="0.161cm" svg:height="0.096cm" svg:x="1.636cm" svg:y="1.307cm" svg:viewBox="0 0 162 97" draw:points="162,48 162,46 161,43 160,41 160,38 159,36 158,33 156,31 155,29 153,27 151,25 149,22 147,20 145,19 142,16 139,15 136,13 133,11 130,10 127,8 123,7 120,6 116,5 112,4 109,3 105,2 100,1 96,1 93,0 89,0 85,0 80,0 76,0 72,0 68,0 64,1 60,1 56,2 52,3 49,4 45,5 41,6 38,7 34,8 31,10 27,11 25,13 22,15 19,16 16,19 14,20 12,22 9,25 7,27 6,29 4,31 3,33 2,36 1,38 0,41 0,43 0,46 0,48 0,50 0,53 0,55 1,58 2,60 3,63 4,65 6,67 7,69 9,71 12,74 14,76 16,77 19,80 22,81 25,83 27,85 31,86 34,88 38,89 41,90 45,91 49,92 52,93 56,94 60,95 64,95 68,96 72,96 76,97 80,97 85,97 89,96 93,96 96,95 100,95 105,94 109,93 112,92 116,91 120,90 123,89 127,88 130,86 133,85 136,83 139,81 142,80 145,77 147,76 149,74 151,71 153,69 155,67 156,65 158,63 159,60 160,58 160,55 161,53 162,50">
            <text:p/>
          </draw:polygon>
          <draw:polygon draw:style-name="gr1" draw:layer="layout" svg:width="0.121cm" svg:height="0.095cm" svg:x="1.547cm" svg:y="1.331cm" svg:viewBox="0 0 122 96" draw:points="122,48 122,45 122,43 121,40 120,38 119,35 119,33 117,31 117,29 115,26 114,24 112,22 111,20 109,18 107,16 105,14 102,13 100,11 98,9 95,8 93,7 90,6 87,4 84,3 82,2 79,2 75,1 73,0 69,0 66,0 64,0 60,0 57,0 55,0 51,0 48,0 45,1 42,2 39,2 36,3 33,4 31,6 28,7 26,8 23,9 20,11 18,13 16,14 14,16 12,18 11,20 9,22 7,24 6,26 4,29 4,31 2,33 2,35 0,38 0,40 0,43 0,45 0,48 0,50 0,52 0,55 0,57 2,59 2,62 4,64 4,66 6,68 7,70 9,73 11,75 12,77 14,79 16,80 18,82 20,84 23,85 26,87 28,88 31,89 33,91 36,91 39,93 42,93 45,94 48,95 51,95 55,95 57,96 60,96 64,96 66,95 69,95 73,95 75,94 79,93 82,93 84,91 87,91 90,89 93,88 95,87 98,85 100,84 102,82 105,80 107,79 109,77 111,75 112,73 114,70 115,68 117,66 117,64 119,62 119,59 120,57 121,55 122,52 122,50">
            <text:p/>
          </draw:polygon>
          <draw:polygon draw:style-name="gr1" draw:layer="layout" svg:width="0.081cm" svg:height="0.071cm" svg:x="1.507cm" svg:y="1.387cm" svg:viewBox="0 0 82 72" draw:points="82,35 82,34 82,32 81,30 81,28 80,26 80,25 79,23 78,21 78,19 77,18 76,16 74,15 73,13 72,12 70,11 69,9 67,8 66,7 64,6 62,5 61,4 58,3 57,2 55,2 53,1 51,1 49,0 47,0 45,0 43,0 41,0 39,0 36,0 34,0 32,0 30,1 28,1 26,2 24,2 23,3 21,4 19,5 17,6 15,7 14,8 12,9 11,11 9,12 8,13 7,15 6,16 4,18 4,19 2,21 2,23 2,25 1,26 1,28 0,30 0,32 0,34 0,35 0,37 0,39 0,41 1,43 1,44 2,46 2,48 2,50 4,51 4,53 6,55 7,56 8,58 9,59 11,60 12,62 14,63 15,64 17,65 19,66 21,67 23,68 24,69 26,69 28,70 30,70 32,71 34,71 36,71 39,72 41,72 43,72 45,71 47,71 49,71 51,70 53,70 55,69 57,69 58,68 61,67 62,66 64,65 66,64 67,63 69,62 70,60 72,59 73,58 74,56 76,55 77,53 78,51 78,50 79,48 80,46 80,44 81,43 81,41 82,39 82,37">
            <text:p/>
          </draw:polygon>
          <draw:polygon draw:style-name="gr1" draw:layer="layout" svg:width="0.128cm" svg:height="0.079cm" svg:x="1.531cm" svg:y="1.418cm" svg:viewBox="0 0 129 80" draw:points="129,40 129,38 129,36 128,33 127,32 126,29 125,27 124,26 123,24 122,22 120,20 119,18 117,17 115,15 113,13 110,12 108,10 106,9 103,8 101,7 98,6 95,4 92,4 89,3 86,2 83,1 80,1 77,0 74,0 70,0 67,0 64,0 61,0 57,0 54,0 51,0 48,1 45,1 41,2 38,3 36,4 33,4 30,6 27,7 24,8 22,9 20,10 17,12 15,13 13,15 11,17 9,18 7,20 6,22 5,24 3,26 2,27 1,29 1,32 0,33 0,36 0,38 0,40 0,42 0,44 0,46 1,48 1,50 2,52 3,53 5,55 6,57 7,59 9,61 11,63 13,64 15,66 17,67 20,69 22,70 24,71 27,72 30,73 33,75 36,75 38,76 41,77 45,78 48,78 51,79 54,79 57,79 61,80 64,80 67,80 70,79 74,79 77,79 80,78 83,78 86,77 89,76 92,75 95,75 98,73 101,72 103,71 106,70 108,69 110,67 113,66 115,64 117,63 119,61 120,59 122,57 123,55 124,53 125,52 126,50 127,48 128,46 129,44 129,42">
            <text:p/>
          </draw:polygon>
          <draw:polygon draw:style-name="gr1" draw:layer="layout" svg:width="0.193cm" svg:height="0.095cm" svg:x="1.62cm" svg:y="1.434cm" svg:viewBox="0 0 194 96" draw:points="194,48 194,45 193,43 192,40 191,38 190,35 189,33 187,31 186,29 183,26 181,24 179,22 176,20 173,18 170,16 167,14 163,13 160,11 156,9 152,8 148,7 144,6 139,4 135,3 130,2 126,2 121,1 116,0 111,0 107,0 102,0 96,0 92,0 87,0 82,0 77,0 72,1 67,2 63,2 58,3 54,4 50,6 45,7 41,8 37,9 34,11 30,13 26,14 23,16 20,18 17,20 14,22 12,24 10,26 7,29 6,31 4,33 3,35 2,38 1,40 0,43 0,45 0,48 0,50 0,52 1,55 2,57 3,59 4,62 6,64 7,66 10,68 12,71 14,73 17,75 20,77 23,79 26,80 30,82 34,84 37,85 41,87 45,88 50,89 54,91 58,92 63,93 67,93 72,94 77,95 82,95 87,95 92,96 96,96 102,96 107,95 111,95 116,95 121,94 126,93 130,93 135,92 139,91 144,89 148,88 152,87 156,85 160,84 163,82 167,80 170,79 173,77 176,75 179,73 181,71 183,68 186,66 187,64 189,62 190,59 191,57 192,55 193,52 194,50">
            <text:p/>
          </draw:polygon>
          <draw:polygon draw:style-name="gr1" draw:layer="layout" svg:width="0.121cm" svg:height="0.072cm" svg:x="1.741cm" svg:y="1.331cm" svg:viewBox="0 0 122 73" draw:points="122,36 122,34 121,32 120,30 120,29 119,27 118,25 117,23 116,22 115,20 114,18 112,17 110,15 109,14 107,12 104,11 102,10 100,8 98,7 95,6 93,5 90,4 87,3 84,3 82,2 79,1 76,1 72,0 69,0 67,0 63,0 60,0 58,0 54,0 51,0 48,0 45,1 42,1 39,2 36,3 34,3 31,4 28,5 25,6 23,7 21,8 18,10 16,11 14,12 12,14 11,15 9,17 7,18 5,20 4,22 3,23 2,25 1,27 1,29 0,30 0,32 0,34 0,36 0,38 0,40 0,42 1,43 1,45 2,47 3,49 4,50 5,52 7,54 9,55 11,57 12,58 14,60 16,61 18,62 21,64 23,65 25,66 28,67 31,68 34,69 36,69 39,70 42,71 45,71 48,72 51,72 54,72 58,73 60,73 63,73 67,72 69,72 72,72 76,71 79,71 82,70 84,69 87,69 90,68 93,67 95,66 98,65 100,64 102,62 104,61 107,60 109,58 110,57 112,55 114,54 115,52 116,50 117,49 118,47 119,45 120,43 120,42 121,40 122,38">
            <text:p/>
          </draw:polygon>
          <draw:polygon draw:style-name="gr1" draw:layer="layout" svg:width="0.12cm" svg:height="0.071cm" svg:x="1.757cm" svg:y="1.379cm" svg:viewBox="0 0 121 72" draw:points="121,36 121,34 121,32 120,30 119,28 119,27 118,25 116,23 116,21 114,20 113,18 112,16 110,15 108,13 106,12 104,11 101,9 99,8 97,7 94,6 92,5 89,4 87,3 84,2 81,2 78,1 75,1 72,0 69,0 66,0 63,0 60,0 57,0 54,0 51,0 47,0 45,1 42,1 39,2 36,2 33,3 31,4 28,5 25,6 23,7 21,8 18,9 16,11 14,12 12,13 11,15 8,16 7,18 5,20 4,21 3,23 2,25 1,27 0,28 0,30 0,32 0,34 0,36 0,37 0,39 0,41 0,43 1,45 2,46 3,48 4,50 5,52 7,53 8,55 11,56 12,58 14,59 16,60 18,62 21,63 23,64 25,65 28,66 31,67 33,68 36,69 39,69 42,70 45,71 47,71 51,71 54,72 57,72 60,72 63,72 66,72 69,71 72,71 75,71 78,70 81,69 84,69 87,68 89,67 92,66 94,65 97,64 99,63 101,62 104,60 106,59 108,58 110,56 112,55 113,53 114,52 116,50 116,48 118,46 119,45 119,43 120,41 121,39 121,37">
            <text:p/>
          </draw:polygon>
          <draw:polygon draw:style-name="gr1" draw:layer="layout" svg:width="0.121cm" svg:height="0.119cm" svg:x="1.749cm" svg:y="1.395cm" svg:viewBox="0 0 122 120" draw:points="122,59 122,56 121,53 121,50 121,47 120,45 119,41 118,38 117,36 116,33 114,30 112,28 110,25 109,23 107,20 105,18 103,16 100,14 98,12 96,10 93,9 90,7 88,6 85,4 82,3 79,2 76,1 73,1 70,0 67,0 63,0 61,0 58,0 54,0 52,0 48,1 45,1 42,2 39,3 37,4 34,6 31,7 28,9 26,10 23,12 21,14 19,16 17,18 15,20 12,23 11,25 9,28 7,30 6,33 5,36 4,38 3,41 2,45 1,47 1,50 0,53 0,56 0,59 0,62 0,65 1,69 1,72 2,74 3,77 4,80 5,83 6,86 7,88 9,91 11,94 12,96 15,99 17,101 19,103 21,105 23,107 26,109 28,110 31,112 34,113 37,115 39,116 42,117 45,118 48,118 52,119 54,119 58,120 61,120 63,120 67,119 70,119 73,118 76,118 79,117 82,116 85,115 88,113 90,112 93,110 96,109 98,107 100,105 103,103 105,101 107,99 109,96 110,94 112,91 114,88 116,86 117,83 118,80 119,77 120,74 121,72 121,69 121,65 122,62">
            <text:p/>
          </draw:polygon>
          <draw:polygon draw:style-name="gr1" draw:layer="layout" svg:width="0.242cm" svg:height="0.119cm" svg:x="1.571cm" svg:y="1.363cm" svg:viewBox="0 0 243 120" draw:points="243,59 243,56 242,53 241,50 240,47 239,45 237,41 235,38 233,36 230,33 227,30 224,28 221,25 217,22 213,20 209,18 204,16 200,14 195,12 190,10 186,9 180,7 175,6 169,4 163,3 157,2 152,1 145,1 139,0 134,0 127,0 121,0 115,0 109,0 103,0 97,1 90,1 85,2 79,3 74,4 68,6 62,7 57,9 52,10 47,12 42,14 38,16 33,18 29,20 25,22 21,25 18,28 15,30 12,33 10,36 7,38 5,41 3,45 2,47 1,50 0,53 0,56 0,59 0,62 0,65 1,68 2,72 3,74 5,77 7,80 10,83 12,86 15,88 18,91 21,94 25,96 29,99 33,101 38,103 42,105 47,107 52,109 57,110 62,112 68,113 74,115 79,116 85,117 90,117 97,118 103,119 109,119 115,120 121,120 127,120 134,119 139,119 145,118 152,117 157,117 163,116 169,115 175,113 180,112 186,110 190,109 195,107 200,105 204,103 209,101 213,99 217,96 221,94 224,91 227,88 230,86 233,83 235,80 237,77 239,74 240,72 241,68 242,65 243,62">
            <text:p/>
          </draw:polygon>
          <draw:polygon draw:style-name="gr1" draw:layer="layout" svg:width="0.157cm" svg:height="0.048cm" svg:x="1.637cm" svg:y="1.307cm" svg:viewBox="0 0 158 49" draw:points="79,49 158,37 156,35 155,32 154,30 152,28 151,26 149,24 146,21 144,20 142,17 139,16 136,14 133,12 130,10 127,9 124,8 120,6 116,5 112,4 109,3 105,2 101,1 98,1 93,0 89,0 85,0 82,0 78,0 73,0 69,0 65,0 61,1 58,1 53,2 49,3 46,4 42,5 38,6 35,7 32,9 29,10 25,12 22,13 20,15 17,17 14,19 12,21 10,23 8,25 6,27 4,29 2,32 2,34 0,37 0,39">
            <text:p/>
          </draw:polygon>
          <draw:polyline draw:style-name="gr2" draw:layer="layout" svg:width="0.157cm" svg:height="0.038cm" svg:x="1.638cm" svg:y="1.307cm" svg:viewBox="0 0 158 39" draw:points="158,37 156,35 155,32 154,30 152,28 151,26 148,23 146,22 144,19 141,17 138,15 136,14 133,12 130,11 126,9 123,8 120,6 116,5 112,4 109,3 105,2 101,1 97,1 93,0 89,0 85,0 81,0 77,0 73,0 69,0 65,0 61,1 58,1 53,2 49,3 45,4 42,5 38,6 35,7 32,9 29,10 25,12 22,13 20,15 17,17 14,19 12,21 9,23 7,25 6,27 4,29 3,32 2,34 0,36 0,39">
            <text:p/>
          </draw:polyline>
          <draw:polygon draw:style-name="gr1" draw:layer="layout" svg:width="0.097cm" svg:height="0.056cm" svg:x="1.547cm" svg:y="1.331cm" svg:viewBox="0 0 98 57" draw:points="60,48 98,10 95,8 92,7 89,6 87,5 84,4 81,3 78,2 75,1 72,1 69,0 66,0 63,0 60,0 56,0 54,0 51,0 47,1 44,1 41,2 38,3 36,4 33,5 30,6 27,7 25,9 22,10 20,12 18,13 16,15 14,17 11,19 10,21 8,23 7,25 5,27 4,30 3,32 2,34 1,37 0,39 0,42 0,44 0,46 0,49 0,51 0,54 0,57">
            <text:p/>
          </draw:polygon>
          <draw:polyline draw:style-name="gr2" draw:layer="layout" svg:width="0.098cm" svg:height="0.056cm" svg:x="1.547cm" svg:y="1.331cm" svg:viewBox="0 0 99 57" draw:points="99,10 96,8 93,7 90,6 87,5 84,3 82,3 79,2 75,1 73,1 70,0 67,0 64,0 60,0 57,0 54,0 51,0 48,1 45,1 42,2 39,3 36,4 33,5 31,6 28,7 25,9 22,10 20,12 18,13 16,15 14,17 12,19 10,21 9,23 7,25 5,28 4,30 3,32 2,34 1,37 0,39 0,42 0,44 0,47 0,49 0,51 0,54 0,57">
            <text:p/>
          </draw:polyline>
          <draw:polygon draw:style-name="gr1" draw:layer="layout" svg:width="0.107cm" svg:height="0.041cm" svg:x="1.531cm" svg:y="1.457cm" svg:viewBox="0 0 108 42" draw:points="64,1 0,0 0,2 0,4 0,5 0,8 1,10 2,12 3,14 4,16 5,18 7,19 9,21 10,23 12,25 14,26 16,28 18,30 20,31 23,32 25,33 28,35 31,36 34,37 37,38 40,39 43,39 46,40 49,40 52,41 56,41 59,41 62,42 65,42 69,42 72,41 76,41 79,41 82,40 85,39 88,39 91,38 94,37 97,36 100,35 102,34 105,33 108,31">
            <text:p/>
          </draw:polygon>
          <draw:polyline draw:style-name="gr2" draw:layer="layout" svg:width="0.107cm" svg:height="0.041cm" svg:x="1.531cm" svg:y="1.457cm" svg:viewBox="0 0 108 42" draw:points="0,0 0,2 0,3 0,5 0,8 1,10 2,12 3,14 4,16 5,17 7,19 8,21 9,23 12,25 14,26 16,28 18,30 20,31 23,32 25,33 28,35 31,36 34,37 37,38 39,39 43,39 46,40 49,40 52,41 56,41 59,42 62,42 65,42 69,42 72,41 75,41 78,41 82,40 85,39 88,39 91,38 94,37 97,36 100,35 102,34 105,33 108,31">
            <text:p/>
          </draw:polyline>
          <draw:polygon draw:style-name="gr1" draw:layer="layout" svg:width="0.081cm" svg:height="0.048cm" svg:x="1.781cm" svg:y="1.331cm" svg:viewBox="0 0 82 49" draw:points="20,36 78,49 79,46 80,45 80,43 81,41 81,39 82,37 82,35 81,34 81,32 80,30 80,28 79,26 78,24 77,23 76,21 74,19 73,18 71,16 69,14 67,13 65,12 63,10 61,9 58,8 56,7 54,6 51,5 48,4 45,3 42,2 40,2 36,1 33,1 31,0 27,0 24,0 21,0 18,0 15,0 12,0 9,0 6,1 3,1 0,2">
            <text:p/>
          </draw:polygon>
          <draw:polyline draw:style-name="gr2" draw:layer="layout" svg:width="0.081cm" svg:height="0.047cm" svg:x="1.781cm" svg:y="1.331cm" svg:viewBox="0 0 82 48" draw:points="78,48 79,46 80,44 80,43 80,40 81,39 82,37 82,35 81,33 81,31 80,30 80,28 79,26 78,24 77,22 76,21 74,19 73,17 71,16 69,14 67,13 65,12 63,10 61,9 59,8 56,7 54,6 51,5 48,4 45,3 43,2 39,2 37,1 34,1 30,0 27,0 24,0 21,0 18,0 15,0 12,0 9,0 5,1 3,1 0,2">
            <text:p/>
          </draw:polyline>
          <draw:polygon draw:style-name="gr1" draw:layer="layout" svg:width="0.064cm" svg:height="0.04cm" svg:x="1.813cm" svg:y="1.394cm" svg:viewBox="0 0 65 41" draw:points="0,24 58,41 60,38 61,36 62,34 63,32 63,30 64,28 65,26 65,24 64,21 64,19 63,17 63,15 62,13 61,11 60,9 58,7 56,5 55,3 53,1 51,0">
            <text:p/>
          </draw:polygon>
          <draw:polyline draw:style-name="gr2" draw:layer="layout" svg:width="0.013cm" svg:height="0.041cm" svg:x="1.864cm" svg:y="1.394cm" svg:viewBox="0 0 14 42" draw:points="8,42 9,40 10,38 11,36 12,33 12,32 14,30 14,28 14,25 14,23 14,21 13,19 12,17 12,15 10,13 9,11 8,9 7,7 5,5 3,3 1,2 0,0">
            <text:p/>
          </draw:polyline>
          <draw:polygon draw:style-name="gr1" draw:layer="layout" svg:width="0.08cm" svg:height="0.077cm" svg:x="1.789cm" svg:y="1.437cm" svg:viewBox="0 0 81 78" draw:points="20,17 0,74 2,75 5,76 9,77 11,77 15,77 18,78 21,78 24,77 27,77 30,77 33,76 36,75 40,74 42,73 45,72 48,71 51,69 53,67 56,66 58,64 61,62 63,59 65,57 67,55 69,52 71,50 73,48 74,45 75,42 76,39 78,36 78,33 79,30 80,27 80,24 81,21 81,18 81,15 80,12 80,9 80,6 79,2 78,0">
            <text:p/>
          </draw:polygon>
          <draw:polyline draw:style-name="gr2" draw:layer="layout" svg:width="0.08cm" svg:height="0.078cm" svg:x="1.79cm" svg:y="1.436cm" svg:viewBox="0 0 81 79" draw:points="0,75 2,76 5,77 9,78 11,78 15,78 18,79 21,79 24,78 27,78 30,78 33,77 36,76 39,75 42,74 45,73 49,71 51,70 53,68 56,66 58,64 61,62 63,60 65,58 67,56 69,53 71,50 73,48 74,45 76,42 77,39 78,37 78,33 80,30 80,27 80,24 81,21 81,18 81,15 80,12 80,9 80,6 79,3 78,0">
            <text:p/>
          </draw:polyline>
          <draw:polygon draw:style-name="gr1" draw:layer="layout" svg:width="0.04cm" svg:height="0.068cm" svg:x="1.507cm" svg:y="1.387cm" svg:viewBox="0 0 41 69" draw:points="41,36 38,0 35,0 33,0 32,0 30,1 28,1 26,2 24,3 22,3 20,4 19,5 16,6 15,7 13,8 12,10 10,11 9,12 8,14 7,15 6,17 4,18 3,20 2,22 2,23 1,25 0,27 0,29 0,30 0,32 0,34 0,36 0,38 0,40 0,41 0,43 1,45 1,47 2,48 2,50 3,52 4,53 6,55 7,57 8,58 9,59 10,61 12,62 13,63 15,64 17,66 19,66 20,68 22,69">
            <text:p/>
          </draw:polygon>
          <draw:polyline draw:style-name="gr2" draw:layer="layout" svg:width="0.037cm" svg:height="0.067cm" svg:x="1.507cm" svg:y="1.387cm" svg:viewBox="0 0 38 68" draw:points="38,0 35,0 33,0 32,0 30,1 28,1 26,2 24,2 22,3 20,4 19,5 16,6 15,7 13,8 12,9 10,11 9,12 8,14 7,15 6,16 4,18 3,20 2,21 2,23 1,25 1,26 0,28 0,30 0,32 0,34 0,35 0,37 0,39 0,41 0,42 1,44 1,46 2,48 3,50 4,51 5,53 6,54 7,56 8,57 10,59 10,60 12,61 14,63 15,63 17,65 19,65 21,67 22,68">
            <text:p/>
          </draw:polyline>
          <draw:polygon draw:style-name="gr1" draw:layer="layout" svg:width="0.179cm" svg:height="0.047cm" svg:x="1.62cm" svg:y="1.482cm" svg:viewBox="0 0 180 48" draw:points="92,0 0,5 0,7 1,9 2,12 4,14 5,16 7,19 9,21 11,23 13,25 17,27 19,29 22,31 25,33 29,35 32,36 36,38 40,39 44,40 48,42 52,43 56,44 61,45 65,45 70,46 74,47 79,47 84,47 88,48 93,48 98,48 103,47 107,47 112,46 117,46 121,45 126,44 130,43 134,43 138,41 143,40 146,39 150,37 154,36 157,34 161,32 164,30 166,28 169,26 172,24 174,22 176,20 178,18 180,16">
            <text:p/>
          </draw:polygon>
          <draw:polyline draw:style-name="gr2" draw:layer="layout" svg:width="0.179cm" svg:height="0.042cm" svg:x="1.62cm" svg:y="1.487cm" svg:viewBox="0 0 180 43" draw:points="0,0 0,2 1,5 2,7 4,9 5,11 7,14 9,16 11,18 13,20 16,22 19,24 22,26 25,28 29,30 32,31 36,32 40,34 43,35 48,36 52,38 56,39 61,40 65,40 70,41 74,42 79,42 83,42 88,43 93,43 97,43 103,42 107,42 112,41 116,41 121,40 125,39 130,38 134,37 138,36 142,35 146,33 150,32 153,30 157,29 161,27 163,25 166,23 169,21 172,19 174,17 176,15 178,13 180,10">
            <text:p/>
          </draw:polyline>
          <draw:polygon draw:style-name="gr10" draw:layer="layout" svg:width="0.58cm" svg:height="0.072cm" svg:x="0.685cm" svg:y="0.765cm" svg:viewBox="0 0 581 73" draw:points="0,73 72,0 581,0 516,73">
            <text:p/>
          </draw:polygon>
          <draw:polygon draw:style-name="gr5" draw:layer="layout" svg:width="0.58cm" svg:height="0.072cm" svg:x="0.685cm" svg:y="0.765cm" svg:viewBox="0 0 581 73" draw:points="0,73 72,0 581,0 516,73">
            <text:p/>
          </draw:polygon>
          <draw:polygon draw:style-name="gr6" draw:layer="layout" svg:width="0.516cm" svg:height="0.088cm" svg:x="0.685cm" svg:y="0.837cm" svg:viewBox="0 0 517 89" draw:points="0,0 517,0 517,89 0,89">
            <text:p/>
          </draw:polygon>
          <draw:polygon draw:style-name="gr5" draw:layer="layout" svg:width="0.516cm" svg:height="0.088cm" svg:x="0.685cm" svg:y="0.837cm" svg:viewBox="0 0 517 89" draw:points="0,0 517,0 517,89 0,89">
            <text:p/>
          </draw:polygon>
          <draw:polygon draw:style-name="gr7" draw:layer="layout" svg:width="0.064cm" svg:height="0.159cm" svg:x="1.201cm" svg:y="0.765cm" svg:viewBox="0 0 65 160" draw:points="0,160 65,95 65,0 0,71">
            <text:p/>
          </draw:polygon>
          <draw:polygon draw:style-name="gr5" draw:layer="layout" svg:width="0.064cm" svg:height="0.159cm" svg:x="1.201cm" svg:y="0.765cm" svg:viewBox="0 0 65 160" draw:points="0,160 65,95 65,0 0,71">
            <text:p/>
          </draw:polygon>
          <draw:polygon draw:style-name="gr8" draw:layer="layout" svg:width="0.556cm" svg:height="0.056cm" svg:x="0.701cm" svg:y="0.765cm" svg:viewBox="0 0 557 57" draw:points="0,57 56,0 557,0 508,57">
            <text:p/>
          </draw:polygon>
          <draw:polygon draw:style-name="gr9" draw:layer="layout" svg:width="0.556cm" svg:height="0.056cm" svg:x="0.701cm" svg:y="0.765cm" svg:viewBox="0 0 557 57" draw:points="0,57 56,0 557,0 508,57">
            <text:p/>
          </draw:polygon>
          <draw:polygon draw:style-name="gr10" draw:layer="layout" svg:width="0.565cm" svg:height="0.056cm" svg:x="0.693cm" svg:y="0.358cm" svg:viewBox="0 0 566 57" draw:points="0,57 48,0 566,0 509,57">
            <text:p/>
          </draw:polygon>
          <draw:polygon draw:style-name="gr5" draw:layer="layout" svg:width="0.565cm" svg:height="0.056cm" svg:x="0.693cm" svg:y="0.358cm" svg:viewBox="0 0 566 57" draw:points="0,57 48,0 566,0 509,57">
            <text:p/>
          </draw:polygon>
          <draw:polygon draw:style-name="gr6" draw:layer="layout" svg:width="0.516cm" svg:height="0.398cm" svg:x="0.693cm" svg:y="0.414cm" svg:viewBox="0 0 517 399" draw:points="0,0 517,0 517,399 0,399">
            <text:p/>
          </draw:polygon>
          <draw:polygon draw:style-name="gr5" draw:layer="layout" svg:width="0.515cm" svg:height="0.398cm" svg:x="0.693cm" svg:y="0.414cm" svg:viewBox="0 0 516 399" draw:points="0,0 516,0 516,399 0,399">
            <text:p/>
          </draw:polygon>
          <draw:polygon draw:style-name="gr11" draw:layer="layout" svg:width="0.427cm" svg:height="0.311cm" svg:x="0.733cm" svg:y="0.462cm" svg:viewBox="0 0 428 312" draw:points="0,0 428,0 428,312 0,312">
            <text:p/>
          </draw:polygon>
          <draw:polygon draw:style-name="gr5" draw:layer="layout" svg:width="0.427cm" svg:height="0.311cm" svg:x="0.733cm" svg:y="0.462cm" svg:viewBox="0 0 428 312" draw:points="0,0 428,0 428,312 0,312">
            <text:p/>
          </draw:polygon>
          <draw:polygon draw:style-name="gr7" draw:layer="layout" svg:width="0.056cm" svg:height="0.446cm" svg:x="1.201cm" svg:y="0.358cm" svg:viewBox="0 0 57 447" draw:points="0,447 57,399 57,0 0,56">
            <text:p/>
          </draw:polygon>
          <draw:polygon draw:style-name="gr5" draw:layer="layout" svg:width="0.056cm" svg:height="0.446cm" svg:x="1.201cm" svg:y="0.358cm" svg:viewBox="0 0 57 447" draw:points="0,447 57,399 57,0 0,56">
            <text:p/>
          </draw:polygon>
          <draw:polygon draw:style-name="gr10" draw:layer="layout" svg:width="0.637cm" svg:height="0.096cm" svg:x="0.588cm" svg:y="0.908cm" svg:viewBox="0 0 638 97" draw:points="0,97 81,0 638,0 557,97">
            <text:p/>
          </draw:polygon>
          <draw:polygon draw:style-name="gr5" draw:layer="layout" svg:width="0.637cm" svg:height="0.096cm" svg:x="0.588cm" svg:y="0.908cm" svg:viewBox="0 0 638 97" draw:points="0,97 81,0 638,0 557,97">
            <text:p/>
          </draw:polygon>
          <draw:polygon draw:style-name="gr7" draw:layer="layout" svg:width="0.081cm" svg:height="0.12cm" svg:x="1.144cm" svg:y="0.908cm" svg:viewBox="0 0 82 121" draw:points="0,121 82,40 82,0 0,104">
            <text:p/>
          </draw:polygon>
          <draw:polygon draw:style-name="gr5" draw:layer="layout" svg:width="0.081cm" svg:height="0.12cm" svg:x="1.144cm" svg:y="0.908cm" svg:viewBox="0 0 82 121" draw:points="0,121 82,40 82,0 0,104">
            <text:p/>
          </draw:polygon>
          <draw:polygon draw:style-name="gr6" draw:layer="layout" svg:width="0.556cm" svg:height="0.024cm" svg:x="0.588cm" svg:y="1.004cm" svg:viewBox="0 0 557 25" draw:points="0,0 557,0 557,25 0,25">
            <text:p/>
          </draw:polygon>
          <draw:polygon draw:style-name="gr5" draw:layer="layout" svg:width="0.556cm" svg:height="0.024cm" svg:x="0.588cm" svg:y="1.004cm" svg:viewBox="0 0 557 25" draw:points="0,0 557,0 557,25 0,25">
            <text:p/>
          </draw:polygon>
          <draw:polygon draw:style-name="gr1" draw:layer="layout" svg:width="0.161cm" svg:height="0.095cm" svg:x="0.894cm" svg:y="0.51cm" svg:viewBox="0 0 162 96" draw:points="162,48 162,45 161,43 161,40 160,38 159,36 158,33 156,31 155,29 153,26 151,24 149,22 147,20 144,18 142,16 139,15 136,13 133,11 130,9 127,8 123,7 120,6 116,4 112,3 108,2 105,2 101,1 96,0 93,0 89,0 85,0 80,0 76,0 72,0 68,0 65,0 60,1 56,2 53,2 49,3 45,4 42,6 38,7 34,8 31,9 28,11 24,13 22,15 19,16 16,18 14,20 12,22 10,24 8,26 6,29 4,31 3,33 2,36 1,38 0,40 0,43 0,45 0,48 0,50 0,52 0,55 1,57 2,60 3,62 4,64 6,66 8,69 10,71 12,73 14,75 16,77 19,79 22,81 24,82 28,84 31,86 34,87 38,88 42,89 45,91 49,92 53,93 56,93 60,94 65,95 68,95 72,95 76,96 80,96 85,96 89,95 93,95 96,95 101,94 105,93 108,93 112,92 116,91 120,89 123,88 127,87 130,86 133,84 136,82 139,81 142,79 144,77 147,75 149,73 151,71 153,69 155,66 156,64 158,62 159,60 160,57 161,55 161,52 162,50">
            <text:p/>
          </draw:polygon>
          <draw:polygon draw:style-name="gr1" draw:layer="layout" svg:width="0.121cm" svg:height="0.095cm" svg:x="0.806cm" svg:y="0.534cm" svg:viewBox="0 0 122 96" draw:points="122,48 122,45 122,43 121,40 121,38 120,35 119,33 118,31 116,29 115,26 114,24 112,22 111,20 109,18 107,16 105,14 102,13 100,11 98,9 95,8 93,7 90,6 88,4 84,3 82,2 79,2 76,1 73,0 70,0 67,0 63,0 61,0 58,0 54,0 51,0 48,0 45,1 42,2 39,2 37,3 34,4 31,6 28,7 26,8 23,9 21,11 18,13 16,14 14,16 12,18 11,20 9,22 7,24 6,26 5,29 3,31 2,33 1,35 1,38 0,40 0,43 0,45 0,48 0,50 0,52 0,55 1,57 1,59 2,62 3,64 5,66 6,69 7,71 9,73 11,75 12,77 14,79 16,80 18,82 21,84 23,85 26,87 28,88 31,89 34,91 37,92 39,93 42,93 45,94 48,95 51,95 54,95 58,96 61,96 63,96 67,95 70,95 73,95 76,94 79,93 82,93 84,92 88,91 90,89 93,88 95,87 98,85 100,84 102,82 105,80 107,79 109,77 111,75 112,73 114,71 115,69 116,66 118,64 119,62 120,59 121,57 121,55 122,52 122,50">
            <text:p/>
          </draw:polygon>
          <draw:polygon draw:style-name="gr1" draw:layer="layout" svg:width="0.081cm" svg:height="0.071cm" svg:x="0.765cm" svg:y="0.59cm" svg:viewBox="0 0 82 72" draw:points="82,36 82,34 82,32 81,30 81,28 80,26 80,25 79,23 79,21 78,20 77,18 75,16 74,15 73,13 72,12 70,11 69,9 67,8 66,7 64,6 62,5 60,4 59,3 57,2 55,2 53,1 51,1 49,0 47,0 45,0 43,0 41,0 38,0 37,0 35,0 32,0 30,1 28,1 26,2 25,2 23,3 21,4 19,5 17,6 16,7 14,8 13,9 11,11 9,12 8,13 7,15 6,16 5,18 4,20 3,21 2,23 2,25 1,26 1,28 0,30 0,32 0,34 0,36 0,37 0,39 0,41 1,43 1,45 2,46 2,48 3,50 4,51 5,53 6,55 7,56 8,58 9,59 11,60 13,62 14,63 16,64 17,65 19,66 21,67 23,68 25,69 26,69 28,70 30,70 32,71 35,71 37,71 38,72 41,72 43,72 45,71 47,71 49,71 51,70 53,70 55,69 57,69 59,68 60,67 62,66 64,65 66,64 67,63 69,62 70,60 72,59 73,58 74,56 75,55 77,53 78,51 79,50 79,48 80,46 80,45 81,43 81,41 82,39 82,37">
            <text:p/>
          </draw:polygon>
          <draw:polygon draw:style-name="gr1" draw:layer="layout" svg:width="0.128cm" svg:height="0.08cm" svg:x="0.79cm" svg:y="0.621cm" svg:viewBox="0 0 129 81" draw:points="129,40 129,38 129,36 128,34 127,32 126,30 126,28 124,26 123,24 122,22 120,20 119,19 117,17 115,15 113,14 110,12 108,11 106,9 103,8 101,7 98,6 95,5 92,4 90,3 86,2 83,2 80,1 77,0 74,0 70,0 67,0 64,0 61,0 57,0 54,0 51,0 48,1 45,2 41,2 38,3 35,4 33,5 30,6 27,7 24,8 22,9 20,11 17,12 15,14 13,15 11,17 9,19 8,20 6,22 4,24 3,26 2,28 1,30 1,32 0,34 0,36 0,38 0,40 0,42 0,44 0,46 1,48 1,50 2,52 3,54 4,56 6,58 8,59 9,61 11,63 13,65 15,66 17,68 20,69 22,71 24,72 27,73 30,74 33,75 35,76 38,77 41,78 45,78 48,79 51,80 54,80 57,80 61,81 64,81 67,81 70,80 74,80 77,80 80,79 83,78 86,78 90,77 92,76 95,75 98,74 101,73 103,72 106,71 108,69 110,68 113,66 115,65 117,63 119,61 120,59 122,58 123,56 124,54 126,52 126,50 127,48 128,46 129,44 129,42">
            <text:p/>
          </draw:polygon>
          <draw:polygon draw:style-name="gr1" draw:layer="layout" svg:width="0.193cm" svg:height="0.095cm" svg:x="0.878cm" svg:y="0.637cm" svg:viewBox="0 0 194 96" draw:points="194,48 193,45 193,43 192,40 191,38 190,36 189,33 187,31 185,29 183,27 181,25 179,22 176,20 173,18 170,16 167,15 163,13 159,11 156,10 152,8 147,7 144,6 139,4 135,4 130,2 126,2 120,1 116,0 111,0 106,0 101,0 96,0 91,0 86,0 81,0 77,0 72,1 67,2 62,2 58,4 53,4 49,6 45,7 41,8 37,10 33,11 30,13 26,15 23,16 20,18 17,20 14,22 12,25 10,27 8,29 5,31 4,33 2,36 2,38 1,40 0,43 0,45 0,48 0,50 0,52 1,55 2,57 2,60 4,62 5,64 8,66 10,69 12,71 14,73 17,75 20,77 23,79 26,81 30,82 33,84 37,86 41,87 45,88 49,89 53,91 58,92 62,93 67,93 72,94 77,95 81,95 86,96 91,96 96,96 101,96 106,96 111,95 116,95 120,94 126,93 130,93 135,92 139,91 144,89 147,88 152,87 156,86 159,84 163,82 167,81 170,79 173,77 176,75 179,73 181,71 183,69 185,66 187,64 189,62 190,60 191,57 192,55 193,52 193,50">
            <text:p/>
          </draw:polygon>
          <draw:polygon draw:style-name="gr1" draw:layer="layout" svg:width="0.121cm" svg:height="0.071cm" svg:x="0.999cm" svg:y="0.534cm" svg:viewBox="0 0 122 72" draw:points="122,35 122,34 122,32 121,30 121,28 120,26 119,25 118,23 117,21 115,20 114,18 112,16 110,15 109,13 107,12 105,11 103,9 100,8 98,7 95,6 93,5 90,4 88,3 85,2 82,2 79,1 76,1 73,0 70,0 67,0 63,0 61,0 58,0 54,0 51,0 49,0 46,1 42,1 39,2 37,2 34,3 31,4 28,5 26,6 23,7 21,8 19,9 16,11 15,12 12,13 11,15 9,16 7,18 6,20 5,21 4,23 3,25 2,26 1,28 0,30 0,32 0,34 0,35 0,37 0,39 0,41 1,43 2,45 3,46 4,48 5,50 6,51 7,53 9,55 11,56 12,58 15,59 16,60 19,62 21,63 23,64 26,65 28,66 31,67 34,68 37,69 39,69 42,70 46,70 49,71 51,71 54,71 58,72 61,72 63,72 67,71 70,71 73,71 76,70 79,70 82,69 85,69 88,68 90,67 93,66 95,65 98,64 100,63 103,62 105,60 107,59 109,58 110,56 112,55 114,53 115,51 117,50 118,48 119,46 120,45 121,43 121,41 122,39 122,37">
            <text:p/>
          </draw:polygon>
          <draw:polygon draw:style-name="gr1" draw:layer="layout" svg:width="0.121cm" svg:height="0.071cm" svg:x="1.015cm" svg:y="0.582cm" svg:viewBox="0 0 122 72" draw:points="122,35 122,34 122,32 121,30 121,28 120,26 119,25 118,23 117,21 115,20 114,18 112,16 111,15 109,13 107,12 105,11 103,9 101,8 98,7 96,6 93,5 91,4 88,3 85,2 82,2 79,1 76,1 73,0 70,0 67,0 64,0 61,0 58,0 55,0 52,0 49,0 45,1 42,1 40,2 37,2 34,3 31,4 29,5 26,6 23,7 21,8 19,9 16,11 14,12 12,13 11,15 9,16 8,18 6,20 5,21 4,23 2,25 2,26 1,28 0,30 0,32 0,34 0,35 0,37 0,39 0,41 1,43 2,45 2,46 4,48 5,50 6,51 8,53 9,55 11,56 12,58 14,59 16,60 19,62 21,63 23,64 26,65 29,66 31,67 34,68 37,69 40,69 42,70 45,70 49,71 52,71 55,71 58,72 61,72 64,72 67,71 70,71 73,71 76,70 79,70 82,69 85,69 88,68 91,67 93,66 96,65 98,64 101,63 103,62 105,60 107,59 109,58 111,56 112,55 114,53 115,51 117,50 118,48 119,46 120,45 121,43 121,41 122,39 122,37">
            <text:p/>
          </draw:polygon>
          <draw:polygon draw:style-name="gr1" draw:layer="layout" svg:width="0.121cm" svg:height="0.119cm" svg:x="1.007cm" svg:y="0.598cm" svg:viewBox="0 0 122 120" draw:points="122,59 122,56 122,53 121,50 120,47 120,44 119,41 118,38 116,36 115,33 114,30 112,28 110,25 109,22 107,20 105,18 102,16 100,14 98,12 95,10 93,9 90,7 87,6 84,4 82,3 79,2 76,1 73,1 70,0 67,0 63,0 61,0 58,0 54,0 51,0 48,1 45,1 42,2 39,3 37,4 34,6 31,7 28,9 26,10 23,12 21,14 18,16 16,18 14,20 12,22 11,25 9,28 7,30 6,33 5,36 3,38 2,41 1,44 1,47 0,50 0,53 0,56 0,59 0,62 0,65 0,68 1,72 1,74 2,77 3,80 5,83 6,86 7,88 9,91 11,94 12,96 14,99 16,101 18,103 21,105 23,107 26,109 28,110 31,112 34,113 37,115 39,116 42,117 45,117 48,118 51,119 54,119 58,120 61,120 63,120 67,119 70,119 73,118 76,117 79,117 82,116 84,115 87,113 90,112 93,110 95,109 98,107 100,105 102,103 105,101 107,99 109,96 110,94 112,91 114,88 115,86 116,83 118,80 119,77 120,74 120,72 121,68 122,65 122,62">
            <text:p/>
          </draw:polygon>
          <draw:polygon draw:style-name="gr1" draw:layer="layout" svg:width="0.242cm" svg:height="0.119cm" svg:x="0.83cm" svg:y="0.565cm" svg:viewBox="0 0 243 120" draw:points="243,60 242,57 242,54 241,51 240,47 238,45 237,42 235,39 233,36 230,33 227,31 224,28 220,25 217,23 213,20 209,18 204,16 200,14 195,12 190,10 185,9 180,7 175,6 168,4 163,3 157,2 151,2 145,1 139,0 133,0 127,0 121,0 115,0 108,0 102,0 96,1 90,2 85,2 78,3 73,4 67,6 62,7 57,9 51,10 47,12 42,14 38,16 33,18 29,20 25,23 21,25 18,28 15,31 12,33 9,36 7,39 5,42 3,45 2,47 1,51 0,54 0,57 0,60 0,63 0,66 1,69 2,72 3,74 5,78 7,81 9,83 12,86 15,89 18,91 21,94 25,97 29,99 33,101 38,103 42,105 47,107 51,109 57,110 62,112 67,113 73,115 78,116 85,117 90,118 96,118 102,119 108,120 115,120 121,120 127,120 133,120 139,119 145,118 151,118 157,117 163,116 168,115 175,113 180,112 185,110 190,109 195,107 200,105 204,103 209,101 213,99 217,97 220,94 224,91 227,89 230,86 233,83 235,81 237,78 238,74 240,72 241,69 242,66 242,63">
            <text:p/>
          </draw:polygon>
          <draw:polygon draw:style-name="gr1" draw:layer="layout" svg:width="0.157cm" svg:height="0.047cm" svg:x="0.896cm" svg:y="0.51cm" svg:viewBox="0 0 158 48" draw:points="79,48 158,37 157,34 155,32 154,30 152,27 151,25 149,23 146,21 144,19 142,17 139,15 136,14 133,12 130,10 127,9 124,7 120,6 117,5 113,4 109,3 106,2 101,1 98,1 94,0 90,0 86,0 82,0 78,0 74,0 69,0 66,0 61,1 58,1 54,2 50,3 46,4 42,4 39,6 35,7 32,8 29,10 26,12 23,13 20,15 17,17 14,19 12,21 10,22 8,25 6,26 5,29 3,31 2,33 1,36 0,38">
            <text:p/>
          </draw:polygon>
          <draw:polyline draw:style-name="gr2" draw:layer="layout" svg:width="0.157cm" svg:height="0.038cm" svg:x="0.896cm" svg:y="0.51cm" svg:viewBox="0 0 158 39" draw:points="158,37 156,35 155,32 154,30 152,28 151,25 149,23 146,21 144,19 142,17 139,15 136,14 133,12 130,10 126,9 124,7 120,6 116,5 113,4 109,3 105,2 102,1 97,1 94,0 89,0 86,0 82,0 77,0 74,0 69,0 66,0 61,1 57,1 54,2 50,3 46,4 42,5 39,6 36,7 32,8 28,10 26,12 23,13 20,15 17,17 15,18 12,21 10,23 8,25 6,27 5,29 3,31 2,34 1,36 0,39">
            <text:p/>
          </draw:polyline>
          <draw:polygon draw:style-name="gr1" draw:layer="layout" svg:width="0.097cm" svg:height="0.056cm" svg:x="0.806cm" svg:y="0.534cm" svg:viewBox="0 0 98 57" draw:points="60,48 98,10 95,8 92,7 90,5 87,5 84,3 81,2 78,2 76,1 72,0 69,0 66,0 63,0 60,0 57,0 54,0 51,0 48,1 45,1 42,2 39,3 36,4 33,5 30,6 28,7 25,8 23,10 20,11 18,13 16,15 14,17 12,19 10,21 9,23 7,25 6,27 4,30 3,32 2,34 1,37 1,39 0,42 0,44 0,46 0,49 0,52 0,54 0,57">
            <text:p/>
          </draw:polygon>
          <draw:polyline draw:style-name="gr2" draw:layer="layout" svg:width="0.097cm" svg:height="0.056cm" svg:x="0.806cm" svg:y="0.534cm" svg:viewBox="0 0 98 57" draw:points="98,10 95,8 92,7 89,6 87,5 84,3 81,3 78,2 75,1 72,0 69,0 66,0 63,0 60,0 56,0 54,0 51,0 47,1 45,1 42,2 38,3 36,4 33,5 30,6 28,7 25,8 23,10 20,11 18,13 16,15 14,17 12,19 10,21 9,23 6,25 6,28 4,30 3,32 2,34 1,37 0,39 0,42 0,44 0,46 0,49 0,52 0,54 0,57">
            <text:p/>
          </draw:polyline>
          <draw:polygon draw:style-name="gr1" draw:layer="layout" svg:width="0.107cm" svg:height="0.041cm" svg:x="0.79cm" svg:y="0.66cm" svg:viewBox="0 0 108 42" draw:points="64,1 0,0 0,2 0,4 0,5 0,7 1,10 2,12 3,14 4,16 5,18 7,19 8,21 10,23 12,25 14,26 16,28 18,29 21,31 23,32 25,33 28,35 31,36 34,37 37,38 40,39 43,39 46,40 49,40 52,41 56,41 59,41 63,42 65,42 69,42 72,41 75,41 79,41 82,40 85,39 88,39 91,38 94,37 97,36 100,35 103,34 105,32 108,31">
            <text:p/>
          </draw:polygon>
          <draw:polyline draw:style-name="gr2" draw:layer="layout" svg:width="0.107cm" svg:height="0.041cm" svg:x="0.79cm" svg:y="0.66cm" svg:viewBox="0 0 108 42" draw:points="0,0 0,2 0,3 0,5 0,8 1,10 2,12 2,14 4,15 5,17 6,19 8,21 10,23 12,25 14,26 16,28 18,29 21,31 23,32 25,33 28,35 31,36 34,37 37,38 39,39 43,39 46,40 49,40 52,41 55,41 59,42 62,42 65,42 69,42 72,41 76,41 78,41 82,40 85,39 88,39 91,38 94,37 97,36 100,35 103,34 105,32 108,31">
            <text:p/>
          </draw:polyline>
          <draw:polygon draw:style-name="gr1" draw:layer="layout" svg:width="0.08cm" svg:height="0.047cm" svg:x="1.039cm" svg:y="0.534cm" svg:viewBox="0 0 81 48" draw:points="20,36 77,48 78,46 79,44 80,42 80,40 80,38 81,37 81,35 80,33 80,31 80,29 79,27 78,26 77,24 76,22 75,21 74,19 72,17 70,16 69,14 67,13 64,11 62,10 60,9 58,7 56,6 53,5 50,4 48,4 45,3 42,2 39,1 36,1 33,0 30,0 27,0 24,0 21,0 18,0 15,0 11,0 9,0 6,0 2,1 0,2">
            <text:p/>
          </draw:polygon>
          <draw:polyline draw:style-name="gr2" draw:layer="layout" svg:width="0.08cm" svg:height="0.047cm" svg:x="1.04cm" svg:y="0.534cm" svg:viewBox="0 0 81 48" draw:points="78,48 78,46 79,44 80,42 80,40 81,39 81,37 81,35 81,33 81,31 80,29 79,28 79,26 78,24 77,22 75,21 74,19 72,17 70,16 69,14 67,13 65,11 63,10 61,9 58,7 56,7 53,5 50,4 48,4 45,3 42,2 39,1 36,1 33,0 30,0 27,0 24,0 21,0 18,0 15,0 12,0 9,0 6,0 2,1 0,2">
            <text:p/>
          </draw:polyline>
          <draw:polygon draw:style-name="gr1" draw:layer="layout" svg:width="0.064cm" svg:height="0.04cm" svg:x="1.072cm" svg:y="0.597cm" svg:viewBox="0 0 65 41" draw:points="0,24 59,41 60,38 61,36 63,34 63,32 64,30 65,28 65,26 65,24 65,21 64,19 64,17 63,15 62,13 61,11 60,9 58,7 57,5 55,3 53,1 51,0">
            <text:p/>
          </draw:polygon>
          <draw:polyline draw:style-name="gr2" draw:layer="layout" svg:width="0.014cm" svg:height="0.041cm" svg:x="1.122cm" svg:y="0.597cm" svg:viewBox="0 0 15 42" draw:points="8,42 10,40 11,38 12,36 13,33 14,31 14,29 15,27 15,25 15,23 14,21 14,19 13,16 13,15 12,13 10,11 9,9 7,7 6,5 4,3 1,1 0,0">
            <text:p/>
          </draw:polyline>
          <draw:polygon draw:style-name="gr1" draw:layer="layout" svg:width="0.08cm" svg:height="0.077cm" svg:x="1.047cm" svg:y="0.639cm" svg:viewBox="0 0 81 78" draw:points="20,17 0,74 2,75 5,76 9,77 11,77 15,77 18,78 21,78 24,77 27,77 30,77 33,76 36,75 39,74 42,73 45,72 48,70 50,69 53,67 56,66 58,64 61,62 63,60 65,57 67,55 69,53 71,50 72,47 74,44 75,42 76,39 78,36 78,33 79,30 80,27 80,24 81,21 81,18 81,15 81,12 80,9 79,5 79,2 78,0">
            <text:p/>
          </draw:polygon>
          <draw:polyline draw:style-name="gr2" draw:layer="layout" svg:width="0.08cm" svg:height="0.077cm" svg:x="1.048cm" svg:y="0.639cm" svg:viewBox="0 0 81 78" draw:points="0,74 3,75 6,76 9,77 12,77 15,77 18,78 21,78 24,77 27,77 30,77 34,76 37,75 40,74 42,73 45,72 48,71 51,69 54,67 56,66 59,64 61,62 63,60 65,57 68,55 69,52 71,50 72,47 74,44 75,42 77,39 78,36 78,33 79,30 80,27 81,24 81,21 81,18 81,15 81,12 80,9 79,5 79,2 78,0">
            <text:p/>
          </draw:polyline>
          <draw:polygon draw:style-name="gr1" draw:layer="layout" svg:width="0.04cm" svg:height="0.068cm" svg:x="0.766cm" svg:y="0.59cm" svg:viewBox="0 0 41 69" draw:points="41,36 38,0 36,0 34,0 32,0 30,1 28,1 26,2 24,3 22,3 20,4 19,5 16,6 15,7 13,9 12,10 10,11 9,12 8,14 7,15 5,17 4,18 3,20 2,22 2,23 1,25 0,27 0,29 0,31 0,33 0,34 0,36 0,38 0,40 0,41 0,43 1,45 1,47 2,49 2,50 3,52 4,53 5,55 7,57 8,58 9,59 10,61 12,62 13,63 15,65 17,66 19,67 20,68 22,69">
            <text:p/>
          </draw:polygon>
          <draw:polyline draw:style-name="gr2" draw:layer="layout" svg:width="0.037cm" svg:height="0.067cm" svg:x="0.766cm" svg:y="0.59cm" svg:viewBox="0 0 38 68" draw:points="38,0 35,0 33,0 32,0 30,1 28,1 25,2 24,2 22,3 20,4 19,5 16,6 15,7 13,9 12,9 10,11 9,12 8,14 7,15 5,17 4,18 3,20 2,21 2,23 1,25 1,27 0,28 0,30 0,32 0,34 0,35 0,37 0,39 0,41 0,43 1,44 1,46 2,48 3,50 4,51 5,53 5,54 7,56 8,57 10,59 10,60 12,61 14,63 15,64 17,65 19,66 20,67 22,68">
            <text:p/>
          </draw:polyline>
          <draw:polygon draw:style-name="gr1" draw:layer="layout" svg:width="0.179cm" svg:height="0.048cm" svg:x="0.879cm" svg:y="0.685cm" svg:viewBox="0 0 180 49" draw:points="91,0 0,5 0,8 1,10 2,12 3,15 4,17 7,19 9,21 11,24 13,26 16,28 19,30 22,32 25,34 28,35 32,37 35,38 40,40 43,41 47,43 52,44 56,45 60,46 65,46 69,47 74,48 79,48 83,48 88,49 93,49 97,49 102,48 107,48 111,47 116,47 120,46 125,45 129,44 134,43 138,42 142,41 145,39 150,38 153,36 156,35 160,33 163,31 166,29 169,27 171,25 173,23 175,21 178,19 180,16">
            <text:p/>
          </draw:polygon>
          <draw:polyline draw:style-name="gr2" draw:layer="layout" svg:width="0.179cm" svg:height="0.042cm" svg:x="0.879cm" svg:y="0.69cm" svg:viewBox="0 0 180 43" draw:points="0,0 0,2 1,5 2,7 3,9 4,12 7,14 9,16 11,18 13,20 15,22 19,24 22,26 25,28 29,30 31,31 35,33 40,34 43,35 47,37 52,38 56,39 60,40 65,40 69,41 74,42 79,42 83,42 88,43 93,43 97,43 102,42 107,42 111,41 116,41 120,40 125,39 129,38 133,37 138,36 142,35 145,34 150,32 153,31 156,29 160,27 163,25 166,23 169,21 171,19 174,17 176,15 178,13 180,11">
            <text:p/>
          </draw:poly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Web cluster</dc:title>
    <meta:creation-date>2011-02-07T16:35:28</meta:creation-date>
    <meta:editing-duration>P0D</meta:editing-duration>
    <meta:editing-cycles>1</meta:editing-cycles>
    <meta:document-statistic meta:object-count="168"/>
    <meta:generator>OpenOffice.org/3.3$Linux OpenOffice.org_project/330m20$Build-9567</meta:generator>
  </office:meta>
</office:document-meta>
</file>